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Footnote">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Code">
      <style:text-properties fo:font-size="12pt" fo:font-weight="bold" style:font-size-asian="12pt" style:font-weight-asian="bold" style:font-size-complex="12pt" style:font-weight-complex="bold"/>
    </style:style>
    <style:style style:name="P47" style:family="paragraph" style:parent-style-name="Code">
      <style:paragraph-properties fo:text-align="justify" style:justify-single-word="false"/>
    </style:style>
    <style:style style:name="P48" style:family="paragraph" style:parent-style-name="Code">
      <style:text-properties style:font-name="Times New Roman" fo:font-size="14pt" style:font-name-asian="SimSun" style:font-size-asian="14pt" style:font-name-complex="Mangal" style:font-size-complex="14pt"/>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Index_20_1">
      <style:paragraph-properties>
        <style:tab-stops>
          <style:tab-stop style:position="7.0807in" style:type="right"/>
        </style:tab-stops>
      </style:paragraph-properties>
    </style:style>
    <style:style style:name="P57" style:family="paragraph" style:parent-style-name="Index_20_Separator">
      <style:paragraph-properties>
        <style:tab-stops/>
      </style:paragraph-properties>
    </style:style>
    <style:style style:name="P58" style:family="paragraph" style:parent-style-name="Text_20_body" style:master-page-name="Standard">
      <style:paragraph-properties style:page-number="auto"/>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4">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6">
      <style:paragraph-properties fo:text-align="justify" style:justify-single-word="false"/>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8">
      <style:paragraph-properties fo:text-align="justify" style:justify-single-word="false"/>
    </style:style>
    <style:style style:name="P74" style:family="paragraph" style:parent-style-name="Text_20_body" style:list-style-name="L19">
      <style:paragraph-properties fo:text-align="justify"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4,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Testing<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Handling Exceptions<text:tab/>32</text:p>
          <text:p text:style-name="P55">The Nature of Exceptions in fOOrth<text:tab/>32</text:p>
          <text:p text:style-name="P55">Handling Errors<text:tab/>32</text:p>
          <text:p text:style-name="P55">Generating Errors<text:tab/>37</text:p>
          <text:p text:style-name="P55">fOOrth Native Exception Codes:<text:tab/>37</text:p>
          <text:p text:style-name="P55">Application Error Codes:<text:tab/>38</text:p>
          <text:p text:style-name="P55">Ruby Mapped Exception Codes:<text:tab/>38</text:p>
          <text:p text:style-name="P54">The Class Tree<text:tab/>43</text:p>
          <text:p text:style-name="P55">A Brief Overview<text:tab/>43</text:p>
          <text:p text:style-name="P54">Method Mapping<text:tab/>45</text:p>
          <text:p text:style-name="P54">Routing<text:tab/>46</text:p>
          <text:p text:style-name="P55">Routing Internals<text:tab/>47</text:p>
          <text:p text:style-name="P54">Array<text:tab/>49</text:p>
          <text:p text:style-name="P55">Array Literals<text:tab/>49</text:p>
          <text:p text:style-name="P55">Class Methods<text:tab/>50</text:p>
          <text:p text:style-name="P55">Instance Methods<text:tab/>51</text:p>
          <text:p text:style-name="P55">See Also<text:tab/>59</text:p>
          <text:p text:style-name="P54">Class<text:tab/>60</text:p>
          <text:p text:style-name="P55">Instance Methods<text:tab/>60</text:p>
          <text:p text:style-name="P55">Commands<text:tab/>63</text:p>
          <text:p text:style-name="P55">See Also<text:tab/>64</text:p>
          <text:p text:style-name="P54">Complex<text:tab/>65</text:p>
          <text:p text:style-name="P55">Complex Literals<text:tab/>65</text:p>
          <text:p text:style-name="P55">Instance Methods<text:tab/>66</text:p>
          <text:p text:style-name="P55">Instance Stubs<text:tab/>66</text:p>
          <text:p text:style-name="P55">See Also<text:tab/>67</text:p>
          <text:p text:style-name="P54">FalseClass<text:tab/>68</text:p>
          <text:p text:style-name="P55">Instance Methods<text:tab/>68</text:p>
          <text:p text:style-name="P55">See Also<text:tab/>69</text:p>
          <text:p text:style-name="P54">Float<text:tab/>70</text:p>
          <text:p text:style-name="P55">Float Literals<text:tab/>70</text:p>
          <text:p text:style-name="P55">See Also<text:tab/>70</text:p>
          <text:p text:style-name="P54">Hash<text:tab/>71</text:p>
          <text:p text:style-name="P55">Hash Literals<text:tab/>71</text:p>
          <text:p text:style-name="P55">Instance Methods<text:tab/>71</text:p>
          <text:p text:style-name="P55">See Also<text:tab/>71</text:p>
          <text:p text:style-name="P54">InStream<text:tab/>72</text:p>
          <text:p text:style-name="P55">Class Methods<text:tab/>72</text:p>
          <text:p text:style-name="P55">Instance Methods<text:tab/>72</text:p>
          <text:p text:style-name="P55">Class Stubs<text:tab/>72</text:p>
          <text:p text:style-name="P55">See Also<text:tab/>72</text:p>
          <text:p text:style-name="P54">Integer<text:tab/>73</text:p>
          <text:p text:style-name="P55">Integer Literals<text:tab/>73</text:p>
          <text:p text:style-name="P55">Instance Methods<text:tab/>73</text:p>
          <text:p text:style-name="P55">See Also<text:tab/>74</text:p>
          <text:p text:style-name="P54">MaxNumeric<text:tab/>75</text:p>
          <text:p text:style-name="P55">MaxNumeric Literals<text:tab/>75</text:p>
          <text:p text:style-name="P55">Instance Methods<text:tab/>75</text:p>
          <text:p text:style-name="P54">MinNumeric<text:tab/>76</text:p>
          <text:p text:style-name="P55"><text:soft-page-break/>Min Numeric Literals<text:tab/>76</text:p>
          <text:p text:style-name="P55">Instance Methods<text:tab/>76</text:p>
          <text:p text:style-name="P54">NilClass<text:tab/>77</text:p>
          <text:p text:style-name="P55">Instance Methods<text:tab/>77</text:p>
          <text:p text:style-name="P55">See Also<text:tab/>78</text:p>
          <text:p text:style-name="P54">Numeric<text:tab/>79</text:p>
          <text:p text:style-name="P55">Instance Methods<text:tab/>79</text:p>
          <text:p text:style-name="P55">See Also<text:tab/>81</text:p>
          <text:p text:style-name="P54">Object<text:tab/>82</text:p>
          <text:p text:style-name="P55">Instance Methods<text:tab/>82</text:p>
          <text:p text:style-name="P55">See Also<text:tab/>92</text:p>
          <text:p text:style-name="P54">OutStream<text:tab/>93</text:p>
          <text:p text:style-name="P55">Class Methods<text:tab/>93</text:p>
          <text:p text:style-name="P55">Instance Methods<text:tab/>93</text:p>
          <text:p text:style-name="P55">Class Stubs<text:tab/>93</text:p>
          <text:p text:style-name="P55">See Also<text:tab/>94</text:p>
          <text:p text:style-name="P54">Procedure<text:tab/>95</text:p>
          <text:p text:style-name="P55">Procedure Literals<text:tab/>95</text:p>
          <text:p text:style-name="P55">Instance Methods<text:tab/>95</text:p>
          <text:p text:style-name="P55">See Also<text:tab/>95</text:p>
          <text:p text:style-name="P54">Queue<text:tab/>96</text:p>
          <text:p text:style-name="P55">Instance Methods<text:tab/>96</text:p>
          <text:p text:style-name="P55">See Also<text:tab/>96</text:p>
          <text:p text:style-name="P54">Rational<text:tab/>97</text:p>
          <text:p text:style-name="P55">Rational Literals<text:tab/>97</text:p>
          <text:p text:style-name="P55">Instance Methods<text:tab/>97</text:p>
          <text:p text:style-name="P55">See Also<text:tab/>98</text:p>
          <text:p text:style-name="P54">Stack<text:tab/>99</text:p>
          <text:p text:style-name="P55">Instance Methods<text:tab/>99</text:p>
          <text:p text:style-name="P55">See Also<text:tab/>99</text:p>
          <text:p text:style-name="P54">String<text:tab/>100</text:p>
          <text:p text:style-name="P55">String Literals<text:tab/>100</text:p>
          <text:p text:style-name="P55">Instance Methods<text:tab/>100</text:p>
          <text:p text:style-name="P55">See Also<text:tab/>101</text:p>
          <text:p text:style-name="P54">Thread<text:tab/>102</text:p>
          <text:p text:style-name="P55">Class Methods<text:tab/>102</text:p>
          <text:p text:style-name="P55">Instance Methods<text:tab/>102</text:p>
          <text:p text:style-name="P55">See Also<text:tab/>102</text:p>
          <text:p text:style-name="P54">TrueClass<text:tab/>103</text:p>
          <text:p text:style-name="P55">See Also<text:tab/>103</text:p>
          <text:p text:style-name="P54">VirtualMachine<text:tab/>104</text:p>
          <text:p text:style-name="P55">Instance Methods<text:tab/>104</text:p>
          <text:p text:style-name="P55">Commands<text:tab/>106</text:p>
          <text:p text:style-name="P55">See Also<text:tab/>107</text:p>
          <text:p text:style-name="P54">Appendix A – Symbol Glossary<text:tab/>108</text:p>
          <text:p text:style-name="P54">Appendix B – Regular Expressions<text:tab/>110</text:p>
          <text:p text:style-name="P54">Edit History:<text:tab/>113</text:p>
        </text:index-body>
      </text:table-of-content>
      <text:p text:style-name="Text_20_body"/>
      <text:h text:style-name="P5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1" text:outline-level="1">Introduction</text:h>
      <text:h text:style-name="Heading_20_2" text:outline-level="2">About the name fOOrth</text:h>
      <text:p text:style-name="Standard"/>
      <text:p text:style-name="P10">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403807812380892114" text:style-name="L1">
        <text:list-item>
          <text:p text:style-name="P59">A Simple, Easy-to-Understand syntax that is none the less, Expressive and Compact:</text:p>
        </text:list-item>
      </text:list>
      <text:list xml:id="list63237347240353470" text:style-name="L2">
        <text:list-item>
          <text:list>
            <text:list-item>
              <text:p text:style-name="P60">Source code in fOOrth is free-form with no line oriented limitations or rules.</text:p>
            </text:list-item>
            <text:list-item>
              <text:p text:style-name="P60">Support is given to the easy representation of common literal data such as strings, integers, floating point numbers, rational numbers, and complex numbers.</text:p>
            </text:list-item>
          </text:list>
        </text:list-item>
      </text:list>
      <text:list xml:id="list31630945" text:continue-list="list4403807812380892114" text:style-name="L1">
        <text:list-item>
          <text:p text:style-name="P59">Safe Data and Data Structures:</text:p>
        </text:list-item>
      </text:list>
      <text:list xml:id="list3661618154620713096" text:style-name="L3">
        <text:list-item>
          <text:list>
            <text:list-item>
              <text:p text:style-name="P62">Simple, reliable arithmetic. In fOOrth, integer operations never overflow. Rational values can be represented exactly, complex numbers are supported, and conversions between numeric types are simple.</text:p>
            </text:list-item>
            <text:list-item>
              <text:p text:style-name="P62"><text:soft-page-break/>Strings grow as needed without the need to allocate space or worry about overflow.</text:p>
            </text:list-item>
            <text:list-item>
              <text:p text:style-name="P62">Data containers such as arrays and hashes grow as needed. Out of range subscripts cannot access undefined memory regions. </text:p>
            </text:list-item>
          </text:list>
        </text:list-item>
      </text:list>
      <text:list xml:id="list31645771" text:continue-list="list31630945" text:style-name="L1">
        <text:list-item>
          <text:p text:style-name="P59">Message Passing:</text:p>
        </text:list-item>
      </text:list>
      <text:list xml:id="list1878868346322679445" text:style-name="L4">
        <text:list-item>
          <text:list>
            <text:list-item>
              <text:p text:style-name="P75">In fOOrth all actions take the form of messages sent to a receiver.</text:p>
            </text:list-item>
            <text:list-item>
              <text:p text:style-name="P75">The routing of messages is specified by the exact type of the message.</text:p>
            </text:list-item>
            <text:list-item>
              <text:p text:style-name="P75">Message receivers include data items on the stack as well as the virtual machine object associated with the current thread of execution.</text:p>
            </text:list-item>
            <text:list-item>
              <text:p text:style-name="P75">Messages for which no routing specification can be found, generate an error at compile time.</text:p>
            </text:list-item>
          </text:list>
        </text:list-item>
      </text:list>
      <text:list xml:id="list31639453" text:continue-list="list31645771" text:style-name="L1">
        <text:list-item>
          <text:p text:style-name="P59">Object Oriented Design:</text:p>
        </text:list-item>
      </text:list>
      <text:list xml:id="list9106795144123810440" text:style-name="L5">
        <text:list-item>
          <text:list>
            <text:list-item>
              <text:p text:style-name="P63">Support class based inheritance, with a non-cyclic (single inheritance) tree derived from a common base Object class.</text:p>
            </text:list-item>
            <text:list-item>
              <text:p text:style-name="P76">Support late binding and polymorphism through message interface compatibility or “duck” typing.</text:p>
            </text:list-item>
          </text:list>
        </text:list-item>
      </text:list>
      <text:list xml:id="list31615844" text:continue-list="list31639453" text:style-name="L1">
        <text:list-item>
          <text:p text:style-name="P59">Meta programming: </text:p>
        </text:list-item>
      </text:list>
      <text:list xml:id="list1548520203058231124" text:style-name="L6">
        <text:list-item>
          <text:list>
            <text:list-item>
              <text:p text:style-name="P77">Support extensible language constructs by making the compiler an accessible part of the system.</text:p>
            </text:list-item>
          </text:list>
        </text:list-item>
      </text:list>
      <text:list xml:id="list31614986" text:continue-list="list31615844" text:style-name="L1">
        <text:list-item>
          <text:p text:style-name="P59">Reliability:</text:p>
        </text:list-item>
      </text:list>
      <text:list xml:id="list6488083012157489620" text:style-name="L7">
        <text:list-item>
          <text:list>
            <text:list-item>
              <text:p text:style-name="P78">Errors should be detected as soon as possible. </text:p>
            </text:list-item>
            <text:list-item>
              <text:p text:style-name="P78">Language constructs should not be designed in a way that causes simple coding errors to spin off into infinite loops. </text:p>
            </text:list-item>
          </text:list>
        </text:list-item>
      </text:list>
      <text:list xml:id="list31627921" text:continue-list="list31614986" text:style-name="L1">
        <text:list-item>
          <text:p text:style-name="P64">Building on the host language:</text:p>
        </text:list-item>
      </text:list>
      <text:list xml:id="list8237365088759576156" text:style-name="L8">
        <text:list-item>
          <text:list>
            <text:list-item>
              <text:p text:style-name="P6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62765140"/>Thanks<text:alphabetical-index-mark-end text:id="IMark16276514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15942953569057339" text:style-name="L9">
        <text:list-item>
          <text:p text:style-name="P79">ruby 1.9.3p484 (2013-11-22) [i386-mingw32]</text:p>
        </text:list-item>
        <text:list-item>
          <text:p text:style-name="P79">ruby 2.1.5p273 (2014-11-13 revision 48405) [i386-mingw32]</text:p>
        </text:list-item>
        <text:list-item>
          <text:p text:style-name="P79">Rubinius – to be tested!</text:p>
        </text:list-item>
        <text:list-item>
          <text:p text:style-name="P7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0">Once fOOrth is installed, there are several options for running the language environment. These are:</text:p>
      <text:p text:style-name="P10"/>
      <text:h text:style-name="Heading_20_3" text:outline-level="3"><text:alphabetical-index-mark-start text:id="IMark162765140"/>Rake<text:alphabetical-index-mark-end text:id="IMark162765140"/>:</text:h>
      <text:p text:style-name="P1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2765140"/>Demo.rb<text:alphabetical-index-mark-end text:id="IMark1627651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62765140"/>Testing<text:alphabetical-index-mark-end text:id="IMark162765140"/></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62765140"/>Archive<text:alphabetical-index-mark-end text:id="IMark162765140"/></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2">Tokens</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text:p>
          </table:table-cell>
          <table:table-cell table:style-name="Table1.E1" office:value-type="string">
            <text:p text:style-name="P13">.</text:p>
          </table:table-cell>
        </table:table-row>
        <table:table-row>
          <table:table-cell table:style-name="Table1.A2" office:value-type="string">
            <text:p text:style-name="P12">Output</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9'</text:p>
          </table:table-cell>
        </table:table-row>
        <table:table-row>
          <table:table-cell table:style-name="Table1.A3" table:number-rows-spanned="2" office:value-type="string">
            <text:p text:style-name="P12">Data Stack</text:p>
          </table:table-cell>
          <table:table-cell table:style-name="Table1.A2" office:value-type="string">
            <text:p text:style-name="P12">4</text:p>
          </table:table-cell>
          <table:table-cell table:style-name="Table1.A2" office:value-type="string">
            <text:p text:style-name="P12">5</text:p>
          </table:table-cell>
          <table:table-cell table:style-name="Table1.A2" office:value-type="string">
            <text:p text:style-name="P12">9</text:p>
          </table:table-cell>
          <table:table-cell table:style-name="Table1.E2" office:value-type="string">
            <text:p text:style-name="P12"/>
          </table:table-cell>
        </table:table-row>
        <table:table-row>
          <table:covered-table-cell/>
          <table:table-cell table:style-name="Table1.A2" office:value-type="string">
            <text:p text:style-name="P12"/>
          </table:table-cell>
          <table:table-cell table:style-name="Table1.A2" office:value-type="string">
            <text:p text:style-name="P12">4</text:p>
          </table:table-cell>
          <table:table-cell table:style-name="Table1.A2" office:value-type="string">
            <text:p text:style-name="P12"/>
          </table:table-cell>
          <table:table-cell table:style-name="Table1.E2" office:value-type="string">
            <text:p text:style-name="P12"/>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2">Infix</text:p>
          </table:table-cell>
          <table:table-cell table:style-name="Table2.A1" office:value-type="string">
            <text:p text:style-name="P12">Postfix</text:p>
          </table:table-cell>
          <table:table-cell table:style-name="Table2.C1" office:value-type="string">
            <text:p text:style-name="P12">Result</text:p>
          </table:table-cell>
        </table:table-row>
        <table:table-row>
          <table:table-cell table:style-name="Table2.A2" office:value-type="string">
            <text:p text:style-name="P12">2+3*4</text:p>
          </table:table-cell>
          <table:table-cell table:style-name="Table2.A2" office:value-type="string">
            <text:p text:style-name="P12">2 3 4 * +</text:p>
          </table:table-cell>
          <table:table-cell table:style-name="Table2.C2" office:value-type="string">
            <text:p text:style-name="P12">14</text:p>
          </table:table-cell>
        </table:table-row>
        <table:table-row>
          <table:table-cell table:style-name="Table2.A2" office:value-type="string">
            <text:p text:style-name="P12">(2+3)*4</text:p>
          </table:table-cell>
          <table:table-cell table:style-name="Table2.A2" office:value-type="string">
            <text:p text:style-name="P12">2 3 + 4 *</text:p>
          </table:table-cell>
          <table:table-cell table:style-name="Table2.C2" office:value-type="string">
            <text:p text:style-name="P12">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2">Language</text:p>
            <text:p text:style-name="P12">Tokens</text:p>
          </table:table-cell>
          <table:table-cell table:style-name="Table3.B1" table:number-columns-spanned="2" office:value-type="string">
            <text:p text:style-name="P12">Abstract Pseudo-Code Generated</text:p>
          </table:table-cell>
          <table:covered-table-cell/>
        </table:table-row>
        <table:table-row>
          <table:covered-table-cell/>
          <table:table-cell table:style-name="Table3.B2" office:value-type="string">
            <text:p text:style-name="P12">FORTH</text:p>
          </table:table-cell>
          <table:table-cell table:style-name="Table3.C2" office:value-type="string">
            <text:p text:style-name="P12">fOOrth</text:p>
          </table:table-cell>
        </table:table-row>
        <table:table-row>
          <table:table-cell table:style-name="Table3.B2" office:value-type="string">
            <text:p text:style-name="P13">4</text:p>
          </table:table-cell>
          <table:table-cell table:style-name="Table3.B2" office:value-type="string">
            <text:p text:style-name="P12">Push_integer 4</text:p>
          </table:table-cell>
          <table:table-cell table:style-name="Table3.C2" office:value-type="string">
            <text:p text:style-name="P12">Push_integer 4</text:p>
          </table:table-cell>
        </table:table-row>
        <table:table-row>
          <table:table-cell table:style-name="Table3.B2" office:value-type="string">
            <text:p text:style-name="P13">5</text:p>
          </table:table-cell>
          <table:table-cell table:style-name="Table3.B2" office:value-type="string">
            <text:p text:style-name="P12">Push_integer 5</text:p>
          </table:table-cell>
          <table:table-cell table:style-name="Table3.C2" office:value-type="string">
            <text:p text:style-name="P12">Push_integer 5</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T<text:span text:style-name="T6">2</text:span> = Pop_integer</text:p>
            <text:p text:style-name="P12">T<text:span text:style-name="T6">3 </text:span>= Add_integers T<text:span text:style-name="T6">2 </text:span>,T<text:span text:style-name="T6">1</text:span></text:p>
            <text:p text:style-name="P12">Push_integer T<text:span text:style-name="T6">3</text:span></text:p>
          </table:table-cell>
          <table:table-cell table:style-name="Table3.C2" office:value-type="string">
            <text:p text:style-name="P12">T<text:span text:style-name="T6">1</text:span> = Pop_object</text:p>
            <text:p text:style-name="P12">T<text:span text:style-name="T6">2</text:span> = Pop_object</text:p>
            <text:p text:style-name="P12">T<text:span text:style-name="T6">3</text:span> = T<text:span text:style-name="T6">2</text:span>.Add(T<text:span text:style-name="T6">1</text:span>)</text:p>
            <text:p text:style-name="P12">Push_object T<text:span text:style-name="T6">3</text:span></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Print_integer T<text:span text:style-name="T6">1</text:span></text:p>
          </table:table-cell>
          <table:table-cell table:style-name="Table3.C2" office:value-type="string">
            <text:p text:style-name="P12">T<text:span text:style-name="T6">1</text:span> = Pop_object</text:p>
            <text:p text:style-name="P12">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6"><text:alphabetical-index-mark-start text:id="IMark162611728"/>drop<text:alphabetical-index-mark-end text:id="IMark16261172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162611728"/>dup<text:alphabetical-index-mark-end text:id="IMark16261172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7">&gt;</text:p>
          </table:table-cell>
        </table:table-row>
        <table:table-row table:style-name="Table54.1">
          <table:table-cell table:style-name="Table54.A2" office:value-type="string">
            <text:p text:style-name="P16"><text:alphabetical-index-mark-start text:id="IMark162611728"/>nip<text:alphabetical-index-mark-end text:id="IMark16261172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162611728"/>over<text:alphabetical-index-mark-end text:id="IMark16261172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6"><text:alphabetical-index-mark-start text:id="IMark162611728"/>pick<text:alphabetical-index-mark-end text:id="IMark16261172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62611728"/>swap<text:alphabetical-index-mark-end text:id="IMark16261172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7">&gt;</text:p>
          </table:table-cell>
        </table:table-row>
        <table:table-row table:style-name="Table54.1">
          <table:table-cell table:style-name="Table54.A2" office:value-type="string">
            <text:p text:style-name="P16"><text:alphabetical-index-mark-start text:id="IMark162611728"/>tuck<text:alphabetical-index-mark-end text:id="IMark16261172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949235235893089865" text:style-name="L10">
        <text:list-item>
          <text:p text:style-name="P66">To store return addresses for word calls. In fOOrth this is handled by the Ruby virtual machine.</text:p>
        </text:list-item>
        <text:list-item>
          <text:p text:style-name="P66">To store context for control structures. In fOOrth the context mechanism provides for a far richer and more reliable set of control, compile, and data structures.</text:p>
        </text:list-item>
        <text:list-item>
          <text:p text:style-name="P6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5809692"/>if<text:alphabetical-index-mark-end text:id="IMark26580969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65809692"/>else<text:alphabetical-index-mark-end text:id="IMark265809692"/>” and “<text:alphabetical-index-mark-start text:id="IMark265809212"/>then<text:alphabetical-index-mark-end text:id="IMark26580921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65809212"/>switch<text:alphabetical-index-mark-end text:id="IMark26580921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65809212"/>do<text:alphabetical-index-mark-end text:id="IMark265809212"/>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65809212"/>loop<text:alphabetical-index-mark-end text:id="IMark265809212"/>” commands mark the boundaries of the loop; The “<text:alphabetical-index-mark-start text:id="IMark265809692"/>i<text:alphabetical-index-mark-end text:id="IMark265809692"/>” command is used to retrieve the current loop counter value. For nested loops, the “<text:alphabetical-index-mark-start text:id="IMark265730700"/>j<text:alphabetical-index-mark-end text:id="IMark265730700"/>” command retrieves the value of the outer loops counter value. <text:s/>By default, the “loop” command adds one to the loop value. For more flexible looping, the “<text:alphabetical-index-mark-start text:id="IMark265806236"/>+loop<text:alphabetical-index-mark-end text:id="IMark2658062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5806236"/>-i<text:alphabetical-index-mark-end text:id="IMark265806236"/> and <text:alphabetical-index-mark-start text:id="IMark265730700"/>-j<text:alphabetical-index-mark-end text:id="IMark265730700"/></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65730700"/>begin<text:alphabetical-index-mark-end text:id="IMark265730700"/>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2575322149565838027" text:style-name="L11">
        <text:list-item>
          <text:p text:style-name="P67">begin … <text:alphabetical-index-mark-start text:id="IMark265809692"/>until<text:alphabetical-index-mark-end text:id="IMark265809692"/> – loops until the top of stack is true.</text:p>
        </text:list-item>
        <text:list-item>
          <text:p text:style-name="P67">begin … <text:alphabetical-index-mark-start text:id="IMark265730700"/>again<text:alphabetical-index-mark-end text:id="IMark265730700"/> – loops indefinitely </text:p>
        </text:list-item>
        <text:list-item>
          <text:p text:style-name="P67">begin … <text:alphabetical-index-mark-start text:id="IMark265809692"/>repeat<text:alphabetical-index-mark-end text:id="IMark26580969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65809692"/>Typing<text:alphabetical-index-mark-end text:id="IMark26580969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65809692"/>Duck Typing<text:alphabetical-index-mark-end text:id="IMark26580969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5809692"/>Declarations<text:alphabetical-index-mark-end text:id="IMark26580969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65809692"/>Scoping<text:alphabetical-index-mark-end text:id="IMark26580969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65809692"/><text:span text:style-name="T7">val:</text:span><text:alphabetical-index-mark-end text:id="IMark265809692"/> and <text:alphabetical-index-mark-start text:id="IMark265806236"/><text:span text:style-name="T7">var:</text:span><text:alphabetical-index-mark-end text:id="IMark26580623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5806236"/><text:span text:style-name="T7">.init</text:span><text:alphabetical-index-mark-end text:id="IMark265806236"/> method being the most popular since it is called to initialize a new instance of the object.</text:p>
      <text:p text:style-name="P3">Methods: <text:alphabetical-index-mark-start text:id="IMark265806236"/><text:span text:style-name="T7">val@:</text:span><text:alphabetical-index-mark-end text:id="IMark265806236"/> and <text:alphabetical-index-mark-start text:id="IMark265809692"/><text:span text:style-name="T7">var@:</text:span><text:alphabetical-index-mark-end text:id="IMark26580969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65809692"/><text:span text:style-name="T7">val#:</text:span><text:alphabetical-index-mark-end text:id="IMark265809692"/> and <text:alphabetical-index-mark-start text:id="IMark265806236"/><text:span text:style-name="T7">var#:</text:span><text:alphabetical-index-mark-end text:id="IMark26580623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65806236"/><text:span text:style-name="T7">val$:</text:span><text:alphabetical-index-mark-end text:id="IMark265806236"/> and <text:alphabetical-index-mark-start text:id="IMark265809692"/><text:span text:style-name="T7">var$:</text:span><text:alphabetical-index-mark-end text:id="IMark265809692"/></text:p>
      <text:p text:style-name="P3">Regex for valid local variable names: <text:span text:style-name="T7">/^\$[a-z][a-z0-9_]*$/</text:span></text:p>
      <text:p text:style-name="Text_20_body">Notes:</text:p>
      <text:p text:style-name="Text_20_body"/>
      <text:h text:style-name="Heading_20_2" text:outline-level="2"><text:alphabetical-index-mark-start text:id="IMark265809692"/>Referencing<text:alphabetical-index-mark-end text:id="IMark26580969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6">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16">Sample Declarations</text:p>
          </table:table-cell>
          <table:table-cell table:style-name="Table56.A2" office:value-type="string">
            <text:p text:style-name="P12">0 var: score</text:p>
          </table:table-cell>
          <table:table-cell table:style-name="Table56.C2" office:value-type="string">
            <text:p text:style-name="P12">10 val: max_score</text:p>
          </table:table-cell>
        </table:table-row>
        <table:table-row>
          <table:table-cell table:style-name="Table56.A3" office:value-type="string">
            <text:p text:style-name="P16">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6">Retrieve the value of the variable.</text:p>
          </table:table-cell>
          <table:table-cell table:style-name="Table56.A2" office:value-type="string">
            <text:p text:style-name="P12">score @</text:p>
          </table:table-cell>
          <table:table-cell table:style-name="Table56.C2" office:value-type="string">
            <text:p text:style-name="P12">max_score </text:p>
          </table:table-cell>
        </table:table-row>
        <table:table-row>
          <table:table-cell table:style-name="Table56.A2" office:value-type="string">
            <text:p text:style-name="P16">Update the value of the variable.</text:p>
          </table:table-cell>
          <table:table-cell table:style-name="Table56.A2" office:value-type="string">
            <text:p text:style-name="P12">1 score !</text:p>
          </table:table-cell>
          <table:table-cell table:style-name="Table56.C2" office:value-type="string">
            <text:p text:style-name="P12">--<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6">Get a reference to the variable.</text:p>
          </table:table-cell>
          <table:table-cell table:style-name="Table56.A2" office:value-type="string">
            <text:p text:style-name="P12">score</text:p>
          </table:table-cell>
          <table:table-cell table:style-name="Table56.C2" office:value-type="string">
            <text:p text:style-name="P12">--<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5809692"/>Mutation<text:alphabetical-index-mark-end text:id="IMark26580969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3">Method</text:p>
          </table:table-cell>
          <table:table-cell table:style-name="Table57.B1" office:value-type="string">
            <text:p text:style-name="P13">Stack Before</text:p>
          </table:table-cell>
          <table:table-cell table:style-name="Table57.B1" office:value-type="string">
            <text:p text:style-name="P13">Stack After</text:p>
          </table:table-cell>
          <table:table-cell table:style-name="Table57.A1" office:value-type="string">
            <text:p text:style-name="P15">Description</text:p>
          </table:table-cell>
          <table:table-cell table:style-name="Table57.A1" office:value-type="string">
            <text:p text:style-name="P13">Time Used</text:p>
          </table:table-cell>
          <table:table-cell table:style-name="Table57.F1" office:value-type="string">
            <text:p text:style-name="P13">Copy Depth</text:p>
          </table:table-cell>
        </table:table-row>
        <table:table-row>
          <table:table-cell table:style-name="Table57.A2" office:value-type="string">
            <text:p text:style-name="P23">dup</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16">Duplicate the data without any copying.</text:p>
          </table:table-cell>
          <table:table-cell table:style-name="Table57.A2" office:value-type="string">
            <text:p text:style-name="P12">Least</text:p>
          </table:table-cell>
          <table:table-cell table:style-name="Table57.F2" office:value-type="string">
            <text:p text:style-name="P12">None</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shallow copy.</text:p>
          </table:table-cell>
          <table:table-cell table:style-name="Table57.E3" table:number-rows-spanned="2" office:value-type="string">
            <text:p text:style-name="P12">Moderate</text:p>
          </table:table-cell>
          <table:table-cell table:style-name="Table57.F3" table:number-rows-spanned="2" office:value-type="string">
            <text:p text:style-name="P12">One Level</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shallow copy.</text:p>
          </table:table-cell>
          <table:covered-table-cell/>
          <table:covered-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deep copy.</text:p>
          </table:table-cell>
          <table:table-cell table:style-name="Table57.E3" table:number-rows-spanned="2" office:value-type="string">
            <text:p text:style-name="P12">Most</text:p>
          </table:table-cell>
          <table:table-cell table:style-name="Table57.F3" table:number-rows-spanned="2" office:value-type="string">
            <text:p text:style-name="P12">All Levels</text:p>
          </table: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9192557706547894284" text:style-name="L12">
        <text:list-item>
          <text:p text:style-name="P80">No Copying</text:p>
        </text:list-item>
        <text:list-item>
          <text:p text:style-name="P80">Shallow Copying</text:p>
        </text:list-item>
        <text:list-item>
          <text:p text:style-name="P8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5809692"/>try<text:alphabetical-index-mark-end text:id="IMark265809692"/> block</text:h>
      <text:p text:style-name="P3">The bare basics of an exception handled code block is:</text:p>
      <text:p text:style-name="Code"/>
      <text:p text:style-name="Code">try (dangerous code here) <text:alphabetical-index-mark-start text:id="IMark265809692"/>catch<text:alphabetical-index-mark-end text:id="IMark265809692"/>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265809692"/>?"<text:alphabetical-index-mark-end text:id="IMark2658096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bounce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265809692"/>bounce<text:alphabetical-index-mark-end text:id="IMark265809692"/>”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5809692"/>finally<text:alphabetical-index-mark-end text:id="IMark265809692"/>” keyword.</text:p>
      <text:p text:style-name="P3">In a try block, the finally section represents code that is performed after the dangerous code runs, regardless of the success of that code. The finally section always gets the last word. Consider this fourth<text:note text:id="ftn0" text:note-class="footnote"><text:note-citation>33</text:note-citation><text:note-body><text:p text:style-name="Footnote">That's fourth and not FORTH.</text:p></text:note-body></text:note> method in the exceptions<text:note text:id="ftn57"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5809692"/>try<text:alphabetical-index-mark-end text:id="IMark265809692"/></text:p>
      <text:p text:style-name="Code"><text:s text:c="2"/>(dangerous code)</text:p>
      <text:p text:style-name="Code">(optional) <text:alphabetical-index-mark-start text:id="IMark265809692"/>catch<text:alphabetical-index-mark-end text:id="IMark265809692"/></text:p>
      <text:p text:style-name="Code"><text:s text:c="2"/>(exception handler with optional <text:alphabetical-index-mark-start text:id="IMark265809692"/>?"<text:alphabetical-index-mark-end text:id="IMark265809692"/>Exx" and <text:alphabetical-index-mark-start text:id="IMark265317584"/>bounce<text:alphabetical-index-mark-end text:id="IMark265317584"/>)</text:p>
      <text:p text:style-name="Code">(optional) <text:alphabetical-index-mark-start text:id="IMark265317584"/>finally<text:alphabetical-index-mark-end text:id="IMark265317584"/></text:p>
      <text:p text:style-name="Code"><text:s text:c="2"/>(cleanup code goes here)</text:p>
      <text:p text:style-name="Code">end</text:p>
      <text:p text:style-name="Code"/>
      <text:p text:style-name="Code"/>
      <text:p text:style-name="P3">The last example in our file<text:note text:id="ftn59"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58"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Text_20_body"/>
      <text:h text:style-name="Heading_20_2" text:outline-level="2"/>
      <text:p text:style-name="Text_20_body"/>
      <text:h text:style-name="Heading_20_2" text:outline-level="2">fOOrth Native Exception Codes:</text:h>
      <text:p text:style-name="Text_20_body"/>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A” and a two digit code. Further any optional sub-code is placed after a comma (“,”).</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1">A</text:p>
          </table:table-cell>
          <table:table-cell table:style-name="Table22.A2" office:value-type="string">
            <text:p text:style-name="P31"/>
          </table:table-cell>
          <table:table-cell table:style-name="Table22.A2" office:value-type="string">
            <text:p text:style-name="P31"/>
          </table:table-cell>
          <table:table-cell table:style-name="Table22.D2" office:value-type="string">
            <text:p text:style-name="P34">Generic fOOrth Application Exception Code for All Application Errors.</text:p>
          </table:table-cell>
        </table:table-row>
      </table:table>
      <text:p text:style-name="Text_20_body"/>
      <text:h text:style-name="Heading_20_2" text:outline-level="2">Ruby Mapped Exception Codes:</text:h>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3" text:note-class="footnote"><text:note-citation>3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34" text:note-class="footnote"><text:note-citation>38</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6">Object</text:p>
      <text:p text:style-name="P46"><text:tab/>Array</text:p>
      <text:p text:style-name="P46"><text:tab/>Class</text:p>
      <text:p text:style-name="P46"><text:tab/>FalseClass</text:p>
      <text:p text:style-name="P46"><text:tab/>Hash</text:p>
      <text:p text:style-name="P46"><text:tab/>InStream</text:p>
      <text:p text:style-name="P46"><text:tab/>MaxNumeric</text:p>
      <text:p text:style-name="P46"><text:tab/>MinNumeric</text:p>
      <text:p text:style-name="P46"><text:tab/>NilClass</text:p>
      <text:p text:style-name="P46"><text:tab/>Numeric</text:p>
      <text:p text:style-name="P46"><text:tab/><text:tab/>Complex</text:p>
      <text:p text:style-name="P46"><text:tab/><text:tab/>Float</text:p>
      <text:p text:style-name="P46"><text:tab/><text:tab/>Integer</text:p>
      <text:p text:style-name="P46"><text:tab/><text:tab/><text:tab/>Bignum</text:p>
      <text:p text:style-name="P46"><text:tab/><text:tab/><text:tab/>Fixnum</text:p>
      <text:p text:style-name="P46"><text:tab/><text:tab/>Rational</text:p>
      <text:p text:style-name="P46"><text:tab/>OutStream</text:p>
      <text:p text:style-name="P46"><text:tab/>Procedure</text:p>
      <text:p text:style-name="P46"><text:tab/>Queue</text:p>
      <text:p text:style-name="P46"><text:tab/>String</text:p>
      <text:p text:style-name="P46"><text:tab/>Thread</text:p>
      <text:p text:style-name="P46"><text:tab/>TrueClass</text:p>
      <text:p text:style-name="P46"><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65808732"/>Classes<text:alphabetical-index-mark-end text:id="IMark26580873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65808732"/>Inheritance<text:alphabetical-index-mark-end text:id="IMark26580873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65808732"/>Methods<text:alphabetical-index-mark-end text:id="IMark265808732"/></text:h>
      <text:p text:style-name="P3">All code in fOOrth is contained in methods. A method is a fragment of code that an object uses to respond to a message that has been sent to that object. In fOOrth there are three sorts of methods:</text:p>
      <text:list xml:id="list1231608704008561206" text:style-name="L13">
        <text:list-item>
          <text:p text:style-name="P68">Shared: Methods that are common to all instances of the class that contains them.</text:p>
        </text:list-item>
        <text:list-item>
          <text:p text:style-name="P68">Exclusive: Methods that are defined for one and only one object (and all of its clones that are created <text:span text:style-name="T2">after</text:span> the exclusive method is defined.).</text:p>
        </text:list-item>
        <text:list-item>
          <text:p text:style-name="P68">Local: Methods that are created in a context and are accessible only in that context. When the context concludes, these methods are no longer accessible.</text:p>
        </text:list-item>
      </text:list>
      <text:h text:style-name="Heading_20_3" text:outline-level="3"><text:alphabetical-index-mark-start text:id="IMark265809692"/>Late Binding<text:alphabetical-index-mark-end text:id="IMark265809692"/> and <text:alphabetical-index-mark-start text:id="IMark265317584"/>Polymorphism<text:alphabetical-index-mark-end text:id="IMark26531758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65317584"/>Method Mapping<text:alphabetical-index-mark-end text:id="IMark26531758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9159925407686541313" text:style-name="L14">
        <text:list-item>
          <text:p text:style-name="P69">The strings used by fOOrth needed to be converted to Ruby symbols to allow code to be executed in Ruby.</text:p>
        </text:list-item>
        <text:list-item>
          <text:p text:style-name="P6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65809692"/>SymbolMap<text:alphabetical-index-mark-end text:id="IMark265809692"/> class. This class creates mappings in one of two ways:</text:p>
      <text:list xml:id="list6775352187190823753" text:style-name="L15">
        <text:list-item>
          <text:p text:style-name="P7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65809692"/>Routing<text:alphabetical-index-mark-end text:id="IMark2658096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873388444423314091" text:style-name="L16">
        <text:list-item>
          <text:p text:style-name="P71">The defining word used to create the method.</text:p>
        </text:list-item>
        <text:list-item>
          <text:p text:style-name="P71">The receiver of the defining word used to create the method.</text:p>
        </text:list-item>
        <text:list-item>
          <text:p text:style-name="P7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3">Defining Word</text:p>
          </table:table-cell>
          <table:table-cell table:style-name="Table9.A1" office:value-type="string">
            <text:p text:style-name="P13">DW Receiver</text:p>
          </table:table-cell>
          <table:table-cell table:style-name="Table9.A1" office:value-type="string">
            <text:p text:style-name="P13">Method Name</text:p>
          </table:table-cell>
          <table:table-cell table:style-name="Table9.A1" office:value-type="string">
            <text:p text:style-name="P13">Message Routing</text:p>
          </table:table-cell>
          <table:table-cell table:style-name="Table9.E1" office:value-type="string">
            <text:p text:style-name="P14">Notes</text:p>
          </table:table-cell>
        </table:table-row>
        <table:table-row>
          <table:table-cell table:style-name="Table9.A2" office:value-type="string">
            <text:p text:style-name="P13"><text:alphabetical-index-mark-start text:id="IMark176557292"/>:<text:alphabetical-index-mark-end text:id="IMark176557292"/></text:p>
          </table:table-cell>
          <table:table-cell table:style-name="Table9.A2" office:value-type="string">
            <text:p text:style-name="P12">N/A</text:p>
          </table:table-cell>
          <table:table-cell table:style-name="Table9.A2" office:value-type="string">
            <text:p text:style-name="P20">any<text:note text:id="ftn35" text:note-class="footnote"><text:note-citation>39</text:note-citation><text:note-body><text:p text:style-name="Footnote">The names of Virtual Machine methods have no restrictions except that they contain no spaces.</text:p></text:note-body></text:note></text:p>
          </table:table-cell>
          <table:table-cell table:style-name="Table9.A2" office:value-type="string">
            <text:p text:style-name="P12">VM<text:note text:id="ftn36" text:note-class="footnote"><text:note-citation>40</text:note-citation><text:note-body><text:p text:style-name="Footnote">The message receiver is the Virtual Machine.</text:p></text:note-body></text:note></text:p>
          </table:table-cell>
          <table:table-cell table:style-name="Table9.E2" office:value-type="string">
            <text:p text:style-name="P16">A virtual machine method.</text:p>
          </table:table-cell>
        </table:table-row>
        <table:table-row>
          <table:table-cell table:style-name="Table9.A3" table:number-rows-spanned="4" office:value-type="string">
            <text:p text:style-name="P13"><text:alphabetical-index-mark-start text:id="IMark176557292"/>.:<text:alphabetical-index-mark-end text:id="IMark176557292"/></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note text:id="ftn37" text:note-class="footnote"><text:note-citation>41</text:note-citation><text:note-body><text:p text:style-name="Footnote">The message receiver is the Top element of the Data Stack.</text:p></text:note-body></text:note></text:p>
          </table:table-cell>
          <table:table-cell table:style-name="Table9.E2" office:value-type="string">
            <text:p text:style-name="P16">A public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note text:id="ftn38" text:note-class="footnote"><text:note-citation>42</text:note-citation><text:note-body><text:p text:style-name="Footnote">The message receiver is the implicit “self” of the method owner.</text:p></text:note-body></text:note></text:p>
          </table:table-cell>
          <table:table-cell table:style-name="Table9.E2" office:value-type="string">
            <text:p text:style-name="P16">A private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note text:id="ftn39" text:note-class="footnote"><text:note-citation>43</text:note-citation><text:note-body><text:p text:style-name="Footnote">The message receiver is the Second element of the Data Stack.</text:p></text:note-body></text:note></text:p>
          </table:table-cell>
          <table:table-cell table:style-name="Table9.E2" office:value-type="string">
            <text:p text:style-name="P16">A public shared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note text:id="ftn40" text:note-class="footnote"><text:note-citation>44</text:note-citation><text:note-body><text:p text:style-name="Footnote">Any method beginning with an upper case letter or $ or # or @ is invalid and will generate an error.</text:p></text:note-body></text:note></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table:number-rows-spanned="7" office:value-type="string">
            <text:p text:style-name="P13"><text:alphabetical-index-mark-start text:id="IMark176557292"/>.::<text:alphabetical-index-mark-end text:id="IMark176557292"/></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 public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n public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class exclusive dyadic operator</text:p>
          </table:table-cell>
        </table:table-row>
        <table:table-row>
          <table:covered-table-cell/>
          <table:table-cell table:style-name="Table9.A2" office:value-type="string">
            <text:p text:style-name="P12">An Object</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exclusive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office:value-type="string">
            <text:p text:style-name="P11">tbd<text:note text:id="ftn41" text:note-class="footnote"><text:note-citation>45</text:note-citation><text:note-body><text:p text:style-name="Footnote">At this time, local methods are cannot be defined by the programmer. They are all builtin methods.</text:p></text:note-body></text:note></text:p>
          </table:table-cell>
          <table:table-cell table:style-name="Table9.A2" office:value-type="string">
            <text:p text:style-name="P12">N/A</text:p>
          </table:table-cell>
          <table:table-cell table:style-name="Table9.A2" office:value-type="string">
            <text:p text:style-name="P20">other</text:p>
          </table:table-cell>
          <table:table-cell table:style-name="Table9.A2" office:value-type="string">
            <text:p text:style-name="P12">Context</text:p>
          </table:table-cell>
          <table:table-cell table:style-name="Table9.E2" office:value-type="string">
            <text:p text:style-name="P24">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65809356"/>do_map_name<text:alphabetical-index-mark-end text:id="IMark26580935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265809356"/>Array<text:alphabetical-index-mark-end text:id="IMark2658093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80516637659830303" text:style-name="L17">
        <text:list-item>
          <text:p text:style-name="P72">The first two examples both create “empty” arrays with zero data elements. </text:p>
        </text:list-item>
        <text:list-item>
          <text:p text:style-name="P72">Array data do NOT need to be the same “type” of data. Mixing is allowed. </text:p>
        </text:list-item>
        <text:list-item>
          <text:p text:style-name="P7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284838016303460052" text:style-name="L18">
        <text:list-item>
          <text:p text:style-name="P7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5809788"/>.new<text:alphabetical-index-mark-end text:id="IMark26580978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4">Code</text:p>
          </table:table-cell>
          <table:table-cell table:style-name="Table59.B2" office:value-type="string">
            <text:p text:style-name="P14">Result</text:p>
          </table:table-cell>
        </table:table-row>
        <table:table-row table:style-name="Table59.2">
          <table:table-cell table:style-name="Table59.A2" office:value-type="string">
            <text:p text:style-name="Snippet">Array .new</text:p>
          </table:table-cell>
          <table:table-cell table:style-name="Table59.B2" office:value-type="string">
            <text:p text:style-name="P16">[]</text:p>
          </table:table-cell>
        </table:table-row>
        <table:table-row table:style-name="Table59.2">
          <table:table-cell table:style-name="Table59.A2" office:value-type="string">
            <text:p text:style-name="Snippet">[ ]</text:p>
          </table:table-cell>
          <table:table-cell table:style-name="Table59.B2" office:value-type="string">
            <text:p text:style-name="P16">[]</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5809788"/>.new{<text:alphabetical-index-mark-end text:id="IMark26580978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4">Code</text:p>
          </table:table-cell>
          <table:table-cell table:style-name="Table62.B2" office:value-type="string">
            <text:p text:style-name="P1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6">[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65809788"/>x<text:alphabetical-index-mark-end text:id="IMark26580978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65809788"/>}<text:alphabetical-index-mark-end text:id="IMark26580978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5809788"/>.new_size<text:alphabetical-index-mark-end text:id="IMark26580978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6">[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5809788"/>.new_value<text:alphabetical-index-mark-end text:id="IMark26580978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4">Code</text:p>
          </table:table-cell>
          <table:table-cell table:style-name="Table64.B2" office:value-type="string">
            <text:p text:style-name="P1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6">[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5809788"/>.new_values<text:alphabetical-index-mark-end text:id="IMark26580978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4">Code</text:p>
          </table:table-cell>
          <table:table-cell table:style-name="Table65.B2" office:value-type="string">
            <text:p text:style-name="P1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6">[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65809788"/>!<text:alphabetical-index-mark-end text:id="IMark26580978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4">Code</text:p>
          </table:table-cell>
          <table:table-cell table:style-name="Table66.B2" office:value-type="string">
            <text:p text:style-name="P1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6">(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5809788"/>+<text:alphabetical-index-mark-end text:id="IMark26580978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4">Code</text:p>
          </table:table-cell>
          <table:table-cell table:style-name="Table67.B2" office:value-type="string">
            <text:p text:style-name="P14">Result</text:p>
          </table:table-cell>
        </table:table-row>
        <table:table-row table:style-name="Table67.1">
          <table:table-cell table:style-name="Table67.A2" office:value-type="string">
            <text:p text:style-name="Snippet">[ 1 2 ] 3 +</text:p>
          </table:table-cell>
          <table:table-cell table:style-name="Table67.B2" office:value-type="string">
            <text:p text:style-name="P16">[1, 2, 3]</text:p>
          </table:table-cell>
        </table:table-row>
        <table:table-row table:style-name="Table67.1">
          <table:table-cell table:style-name="Table67.A2" office:value-type="string">
            <text:p text:style-name="Snippet">[ 1 2 ] [ 3 4 ] +</text:p>
          </table:table-cell>
          <table:table-cell table:style-name="Table67.B2" office:value-type="string">
            <text:p text:style-name="P16">[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6">[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5809788"/>.+left<text:alphabetical-index-mark-end text:id="IMark26580978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4">Code</text:p>
          </table:table-cell>
          <table:table-cell table:style-name="Table68.B2" office:value-type="string">
            <text:p text:style-name="P14">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6">[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65809788"/>.+mid<text:alphabetical-index-mark-end text:id="IMark26580978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4">Code</text:p>
          </table:table-cell>
          <table:table-cell table:style-name="Table69.B2" office:value-type="string">
            <text:p text:style-name="P1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6">[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5809788"/>.+midlr<text:alphabetical-index-mark-end text:id="IMark26580978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4">Code</text:p>
          </table:table-cell>
          <table:table-cell table:style-name="Table70.B2" office:value-type="string">
            <text:p text:style-name="P1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6">[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5809788"/>.+right<text:alphabetical-index-mark-end text:id="IMark26580978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4">Code</text:p>
          </table:table-cell>
          <table:table-cell table:style-name="Table71.B2" office:value-type="string">
            <text:p text:style-name="P1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6">[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65809788"/>.-left<text:alphabetical-index-mark-end text:id="IMark26580978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4">Code</text:p>
          </table:table-cell>
          <table:table-cell table:style-name="Table72.B2" office:value-type="string">
            <text:p text:style-name="P1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6">[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5809788"/>.-mid<text:alphabetical-index-mark-end text:id="IMark26580978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4">Code</text:p>
          </table:table-cell>
          <table:table-cell table:style-name="Table73.B2" office:value-type="string">
            <text:p text:style-name="P1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6">[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5809788"/>.-midlr<text:alphabetical-index-mark-end text:id="IMark26580978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4">Code</text:p>
          </table:table-cell>
          <table:table-cell table:style-name="Table74.B2" office:value-type="string">
            <text:p text:style-name="P1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6">[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5809788"/>.-right<text:alphabetical-index-mark-end text:id="IMark26580978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4">Code</text:p>
          </table:table-cell>
          <table:table-cell table:style-name="Table75.B2" office:value-type="string">
            <text:p text:style-name="P1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6">[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65809788"/>.[]!<text:alphabetical-index-mark-end text:id="IMark26580978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4">Code</text:p>
          </table:table-cell>
          <table:table-cell table:style-name="Table76.B2" office:value-type="string">
            <text:p text:style-name="P14">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6">(“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65809788"/>.[]@<text:alphabetical-index-mark-end text:id="IMark26580978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4">Code</text:p>
          </table:table-cell>
          <table:table-cell table:style-name="Table77.B2" office:value-type="string">
            <text:p text:style-name="P1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6">2</text:p>
          </table:table-cell>
        </table:table-row>
        <table:table-row table:style-name="Table77.1">
          <table:table-cell table:style-name="Table77.A2" office:value-type="string">
            <text:p text:style-name="Snippet">11 [ 1 2 3 4 ] .[]@</text:p>
          </table:table-cell>
          <table:table-cell table:style-name="Table77.B2" office:value-type="string">
            <text:p text:style-name="P16">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5809788"/>.left<text:alphabetical-index-mark-end text:id="IMark26580978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4">Code</text:p>
          </table:table-cell>
          <table:table-cell table:style-name="Table78.B2" office:value-type="string">
            <text:p text:style-name="P1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6">[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5809788"/>.length<text:alphabetical-index-mark-end text:id="IMark26580978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4">Code</text:p>
          </table:table-cell>
          <table:table-cell table:style-name="Table79.B2" office:value-type="string">
            <text:p text:style-name="P1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6">4</text:p>
          </table:table-cell>
        </table:table-row>
        <table:table-row table:style-name="Table79.1">
          <table:table-cell table:style-name="Table79.A2" office:value-type="string">
            <text:p text:style-name="Snippet">[ ] .length</text:p>
          </table:table-cell>
          <table:table-cell table:style-name="Table79.B2" office:value-type="string">
            <text:p text:style-name="P16">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5809788"/>.max<text:alphabetical-index-mark-end text:id="IMark265809788"/>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4">Code</text:p>
          </table:table-cell>
          <table:table-cell table:style-name="Table80.B2" office:value-type="string">
            <text:p text:style-name="P1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6">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6">“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6">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5809788"/>.mid<text:alphabetical-index-mark-end text:id="IMark265809788"/>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4">Code</text:p>
          </table:table-cell>
          <table:table-cell table:style-name="Table81.B2" office:value-type="string">
            <text:p text:style-name="P1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6">[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6">[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6">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5809788"/>.midlr<text:alphabetical-index-mark-end text:id="IMark26580978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4">Code</text:p>
          </table:table-cell>
          <table:table-cell table:style-name="Table82.B2" office:value-type="string">
            <text:p text:style-name="P1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6">[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6">[]</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6">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65809788"/>.min<text:alphabetical-index-mark-end text:id="IMark26580978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4">Code</text:p>
          </table:table-cell>
          <table:table-cell table:style-name="Table83.B2" office:value-type="string">
            <text:p text:style-name="P1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6">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6">“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6">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5809788"/>.pp<text:alphabetical-index-mark-end text:id="IMark26580978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4">Code</text:p>
          </table:table-cell>
          <table:table-cell table:style-name="Table84.B2" office:value-type="string">
            <text:p text:style-name="P1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6">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5809788"/>.reverse<text:alphabetical-index-mark-end text:id="IMark26580978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4">Code</text:p>
          </table:table-cell>
          <table:table-cell table:style-name="Table85.B2" office:value-type="string">
            <text:p text:style-name="P1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6">[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65809788"/>.right<text:alphabetical-index-mark-end text:id="IMark26580978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4">Code</text:p>
          </table:table-cell>
          <table:table-cell table:style-name="Table86.B2" office:value-type="string">
            <text:p text:style-name="P1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6"/>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5809788"/>.shuffle<text:alphabetical-index-mark-end text:id="IMark26580978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4">Code</text:p>
          </table:table-cell>
          <table:table-cell table:style-name="Table87.B2" office:value-type="string">
            <text:p text:style-name="P1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6">[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5809788"/>.sort<text:alphabetical-index-mark-end text:id="IMark26580978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4">Code</text:p>
          </table:table-cell>
          <table:table-cell table:style-name="Table88.B2" office:value-type="string">
            <text:p text:style-name="P1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6">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6">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5809788"/>.strmax<text:alphabetical-index-mark-end text:id="IMark26580978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4">Code</text:p>
          </table:table-cell>
          <table:table-cell table:style-name="Table89.B2" office:value-type="string">
            <text:p text:style-name="P1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6">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65809788"/>&lt;&lt;<text:alphabetical-index-mark-end text:id="IMark26580978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4">Code</text:p>
          </table:table-cell>
          <table:table-cell table:style-name="Table90.B2" office:value-type="string">
            <text:p text:style-name="P1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6">[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6">[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5809788"/>@<text:alphabetical-index-mark-end text:id="IMark26580978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4">Code</text:p>
          </table:table-cell>
          <table:table-cell table:style-name="Table91.B2" office:value-type="string">
            <text:p text:style-name="P14">Result</text:p>
          </table:table-cell>
        </table:table-row>
        <table:table-row table:style-name="Table91.1">
          <table:table-cell table:style-name="Table91.A2" office:value-type="string">
            <text:p text:style-name="Snippet">[ 1 2 3 4 ] @</text:p>
          </table:table-cell>
          <table:table-cell table:style-name="Table91.B2" office:value-type="string">
            <text:p text:style-name="P16">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65809356"/>Class<text:alphabetical-index-mark-end text:id="IMark26580935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42" text:note-class="footnote"><text:note-citation>46</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265809788"/>.:<text:alphabetical-index-mark-end text:id="IMark265809788"/>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6">(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6">(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6">(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8">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8">(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8">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265809788"/>super<text:alphabetical-index-mark-end text:id="IMark26580978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6">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4">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265809788"/>val:<text:alphabetical-index-mark-end text:id="IMark26580978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6">(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65809788"/>var:<text:alphabetical-index-mark-end text:id="IMark26580978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6">(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65809788"/>val@:<text:alphabetical-index-mark-end text:id="IMark2658097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4">Code</text:p>
          </table:table-cell>
          <table:table-cell table:style-name="Table99.C2" table:number-columns-spanned="2" office:value-type="string">
            <text:p text:style-name="P14">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6">(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265809788"/>var@:<text:alphabetical-index-mark-end text:id="IMark2658097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4">Code</text:p>
          </table:table-cell>
          <table:table-cell table:style-name="Table99.C2" table:number-columns-spanned="2" office:value-type="string">
            <text:p text:style-name="P14">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6">(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265809788"/>;<text:alphabetical-index-mark-end text:id="IMark26580978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5809788"/>.is_class?<text:alphabetical-index-mark-end text:id="IMark26580978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4">Code</text:p>
          </table:table-cell>
          <table:table-cell table:style-name="Table93.B2" office:value-type="string">
            <text:p text:style-name="P1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6">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65809788"/>.new<text:alphabetical-index-mark-end text:id="IMark26580978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4">Code</text:p>
          </table:table-cell>
          <table:table-cell table:style-name="Table94.B2" office:value-type="string">
            <text:p text:style-name="P14">Result</text:p>
          </table:table-cell>
        </table:table-row>
        <table:table-row table:style-name="Table94.1">
          <table:table-cell table:style-name="Table94.A2" office:value-type="string">
            <text:p text:style-name="Snippet">Object .new</text:p>
          </table:table-cell>
          <table:table-cell table:style-name="Table94.B2" office:value-type="string">
            <text:p text:style-name="P16">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65809788"/>.parent_class<text:alphabetical-index-mark-end text:id="IMark26580978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4">Code</text:p>
          </table:table-cell>
          <table:table-cell table:style-name="Table95.B2" office:value-type="string">
            <text:p text:style-name="P1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6">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6">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5809788"/>.subclass:<text:alphabetical-index-mark-end text:id="IMark26580978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4">Code</text:p>
          </table:table-cell>
          <table:table-cell table:style-name="Table96.B2" office:value-type="string">
            <text:p text:style-name="P1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6">(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6">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65809788"/>.to_s<text:alphabetical-index-mark-end text:id="IMark26580978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4">Code</text:p>
          </table:table-cell>
          <table:table-cell table:style-name="Table97.B2" office:value-type="string">
            <text:p text:style-name="P14">Result</text:p>
          </table:table-cell>
        </table:table-row>
        <table:table-row table:style-name="Table97.1">
          <table:table-cell table:style-name="Table97.A2" office:value-type="string">
            <text:p text:style-name="Snippet">Object .to_s</text:p>
          </table:table-cell>
          <table:table-cell table:style-name="Table97.B2" office:value-type="string">
            <text:p text:style-name="P16">“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6">“MyClass”</text:p>
          </table:table-cell>
        </table:table-row>
      </table:table>
      <text:p text:style-name="Text_20_body"/>
      <text:h text:style-name="Heading_20_2" text:outline-level="2"><text:alphabetical-index-mark-start text:id="IMark265809356"/>Commands<text:alphabetical-index-mark-end text:id="IMark265809356"/></text:h>
      <text:p text:style-name="Text_20_body">The following are also methods, however, they are designed primarily for interacting directly with the operator in the form of commands. Commands are distinguished by the leading “)” in their name<text:note text:id="ftn43" text:note-class="footnote"><text:note-citation>4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65809788"/>)methods<text:alphabetical-index-mark-end text:id="IMark26580978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4">Code</text:p>
          </table:table-cell>
          <table:table-cell table:style-name="Table98.B2" office:value-type="string">
            <text:p text:style-name="P14">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6">(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65809788"/>)stubs<text:alphabetical-index-mark-end text:id="IMark265809788"/> []</text:h>
            <text:p text:style-name="Text_20_body">Routing: TOS</text:p>
            <text:p text:style-name="P3">List the stub methods defined for this class. Stubs are place holder methods that serve one of two purposes:</text:p>
            <text:list xml:id="list1460319885938045325" text:style-name="L19">
              <text:list-item>
                <text:p text:style-name="P74">They are abstract methods in a base class that exist so that a sub-class may replace the stub with an actual method. The stub ensures that the compiler uses the correct routing when using the method.</text:p>
              </text:list-item>
              <text:list-item>
                <text:p text:style-name="P7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4">Code</text:p>
          </table:table-cell>
          <table:table-cell table:style-name="Table100.B2" office:value-type="string">
            <text:p text:style-name="P14">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6">(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65809356"/>Complex<text:alphabetical-index-mark-end text:id="IMark2658093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4" text:note-class="footnote"><text:note-citation>48</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3">Literal<text:note text:id="ftn45" text:note-class="footnote"><text:note-citation>49</text:note-citation><text:note-body><text:p text:style-name="Footnote">No spaces are permitted within the literal.</text:p></text:note-body></text:note></text:p>
          </table:table-cell>
          <table:table-cell table:style-name="Table5.B1" office:value-type="string">
            <text:p text:style-name="P13">Value<text:note text:id="ftn46" text:note-class="footnote"><text:note-citation>5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3.7i</text:p>
          </table:table-cell>
          <table:table-cell table:style-name="Table5.B2" office:value-type="string">
            <text:p text:style-name="P12">0+3.7i</text:p>
          </table:table-cell>
        </table:table-row>
        <table:table-row>
          <table:table-cell table:style-name="Table5.A2" office:value-type="string">
            <text:p text:style-name="P23">1/2i</text:p>
          </table:table-cell>
          <table:table-cell table:style-name="Table5.B2" office:value-type="string">
            <text:p text:style-name="P12">0+1/2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5809452"/>.cbrt<text:alphabetical-index-mark-end text:id="IMark26580945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4">Code</text:p>
          </table:table-cell>
          <table:table-cell table:style-name="Table101.B2" office:value-type="string">
            <text:p text:style-name="P14">Result</text:p>
          </table:table-cell>
        </table:table-row>
        <table:table-row table:style-name="Table101.1">
          <table:table-cell table:style-name="Table101.A2" office:value-type="string">
            <text:p text:style-name="Snippet">8+0i .cbrt</text:p>
          </table:table-cell>
          <table:table-cell table:style-name="Table101.B2" office:value-type="string">
            <text:p text:style-name="P16">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5806764"/>.e**<text:alphabetical-index-mark-end text:id="IMark26580676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4">Code</text:p>
          </table:table-cell>
          <table:table-cell table:style-name="Table103.B2" office:value-type="string">
            <text:p text:style-name="P14">Result</text:p>
          </table:table-cell>
        </table:table-row>
        <table:table-row table:style-name="Table103.2">
          <table:table-cell table:style-name="Table103.A2" office:value-type="string">
            <text:p text:style-name="Snippet">1+1i .e**</text:p>
          </table:table-cell>
          <table:table-cell table:style-name="Table103.B2" office:value-type="string">
            <text:p text:style-name="P16">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5809452"/>.split<text:alphabetical-index-mark-end text:id="IMark26580945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4">Code</text:p>
          </table:table-cell>
          <table:table-cell table:style-name="Table19.B2" office:value-type="string">
            <text:p text:style-name="P14">Result</text:p>
          </table:table-cell>
        </table:table-row>
        <table:table-row table:style-name="Table19.1">
          <table:table-cell table:style-name="Table19.A2" office:value-type="string">
            <text:p text:style-name="Snippet">3+4i .split</text:p>
          </table:table-cell>
          <table:table-cell table:style-name="Table19.B2" office:value-type="string">
            <text:p text:style-name="P16">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5806764"/>.sqrt<text:alphabetical-index-mark-end text:id="IMark26580676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4">Code</text:p>
          </table:table-cell>
          <table:table-cell table:style-name="Table20.B2" office:value-type="string">
            <text:p text:style-name="P14">Result</text:p>
          </table:table-cell>
        </table:table-row>
        <table:table-row table:style-name="Table20.2">
          <table:table-cell table:style-name="Table20.A2" office:value-type="string">
            <text:p text:style-name="Snippet">2+2i .sqrt</text:p>
          </table:table-cell>
          <table:table-cell table:style-name="Table20.B2" office:value-type="string">
            <text:p text:style-name="P16">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65808636"/>FalseClass<text:alphabetical-index-mark-end text:id="IMark26580863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5806764"/>&amp;&amp;<text:alphabetical-index-mark-end text:id="IMark265806764"/>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4">Code</text:p>
          </table:table-cell>
          <table:table-cell table:style-name="Table92.B2" office:value-type="string">
            <text:p text:style-name="P14">Result</text:p>
          </table:table-cell>
        </table:table-row>
        <table:table-row table:style-name="Table92.2">
          <table:table-cell table:style-name="Table92.A2" office:value-type="string">
            <text:p text:style-name="Snippet"/>
          </table:table-cell>
          <table:table-cell table:style-name="Table92.B2" office:value-type="string">
            <text:p text:style-name="P16"/>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265806764"/>^^<text:alphabetical-index-mark-end text:id="IMark265806764"/>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4">Code</text:p>
          </table:table-cell>
          <table:table-cell table:style-name="Table24.B2" office:value-type="string">
            <text:p text:style-name="P14">Result</text:p>
          </table:table-cell>
        </table:table-row>
        <table:table-row table:style-name="Table24.2">
          <table:table-cell table:style-name="Table24.A2" office:value-type="string">
            <text:p text:style-name="Snippet"/>
          </table:table-cell>
          <table:table-cell table:style-name="Table24.B2" office:value-type="string">
            <text:p text:style-name="P16"/>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5806764"/>||<text:alphabetical-index-mark-end text:id="IMark265806764"/>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4">Code</text:p>
          </table:table-cell>
          <table:table-cell table:style-name="Table25.B2" office:value-type="string">
            <text:p text:style-name="P14">Result</text:p>
          </table:table-cell>
        </table:table-row>
        <table:table-row table:style-name="Table25.2">
          <table:table-cell table:style-name="Table25.A2" office:value-type="string">
            <text:p text:style-name="Snippet"/>
          </table:table-cell>
          <table:table-cell table:style-name="Table25.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65808636"/>Float<text:alphabetical-index-mark-end text:id="IMark26580863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7" text:note-class="footnote"><text:note-citation>51</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8" text:note-class="footnote"><text:note-citation>52</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3">Literal<text:note text:id="ftn49" text:note-class="footnote"><text:note-citation>53</text:note-citation><text:note-body><text:p text:style-name="Footnote">No spaces are permitted within the literal.</text:p></text:note-body></text:note></text:p>
          </table:table-cell>
          <table:table-cell table:style-name="Table8.B1" office:value-type="string">
            <text:p text:style-name="P13">Value</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65809596"/>Hash<text:alphabetical-index-mark-end text:id="IMark26580959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65809596"/>InStream<text:alphabetical-index-mark-end text:id="IMark26580959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265809596"/>Integer<text:alphabetical-index-mark-end text:id="IMark26580959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0" text:note-class="footnote"><text:note-citation>54</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1" text:note-class="footnote"><text:note-citation>55</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3">Literal<text:note text:id="ftn52" text:note-class="footnote"><text:note-citation>56</text:note-citation><text:note-body><text:p text:style-name="Footnote">No spaces are permitted within the literal.</text:p></text:note-body></text:note></text:p>
          </table:table-cell>
          <table:table-cell table:style-name="Table7.B1" office:value-type="string">
            <text:p text:style-name="P13">Value</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445556678789933</text:p>
          </table:table-cell>
          <table:table-cell table:style-name="Table7.B2" office:value-type="string">
            <text:p text:style-name="P12">445556678789933</text:p>
          </table:table-cell>
        </table:table-row>
        <table:table-row>
          <table:table-cell table:style-name="Table7.A2" office:value-type="string">
            <text:p text:style-name="P23">0xff</text:p>
          </table:table-cell>
          <table:table-cell table:style-name="Table7.B2" office:value-type="string">
            <text:p text:style-name="P12">255</text:p>
          </table:table-cell>
        </table:table-row>
        <table:table-row>
          <table:table-cell table:style-name="Table7.A2" office:value-type="string">
            <text:p text:style-name="P23">0xffffffffff</text:p>
          </table:table-cell>
          <table:table-cell table:style-name="Table7.B2" office:value-type="string">
            <text:p text:style-name="P12">1099511627775</text:p>
          </table:table-cell>
        </table:table-row>
        <table:table-row>
          <table:table-cell table:style-name="Table7.A2" office:value-type="string">
            <text:p text:style-name="P23">0xDeadBeef</text:p>
          </table:table-cell>
          <table:table-cell table:style-name="Table7.B2" office:value-type="string">
            <text:p text:style-name="P12">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265806668"/><text:alphabetical-index-mark-start text:id="IMark265808876"/>MaxNumeric<text:alphabetical-index-mark-end text:id="IMark265808876"/><text:alphabetical-index-mark-end text:id="IMark26580666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265806668"/><text:alphabetical-index-mark-start text:id="IMark265808876"/>MinNumeric<text:alphabetical-index-mark-end text:id="IMark265808876"/><text:alphabetical-index-mark-end text:id="IMark26580666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265806668"/><text:alphabetical-index-mark-start text:id="IMark265808876"/><text:alphabetical-index-mark-start text:id="IMark265809836"/>NilClass<text:alphabetical-index-mark-end text:id="IMark265809836"/><text:alphabetical-index-mark-end text:id="IMark265808876"/><text:alphabetical-index-mark-end text:id="IMark26580666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5808492"/>&amp;&amp;<text:alphabetical-index-mark-end text:id="IMark265808492"/>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4">Code</text:p>
          </table:table-cell>
          <table:table-cell table:style-name="Table26.B2" office:value-type="string">
            <text:p text:style-name="P14">Result</text:p>
          </table:table-cell>
        </table:table-row>
        <table:table-row table:style-name="Table26.2">
          <table:table-cell table:style-name="Table26.A2" office:value-type="string">
            <text:p text:style-name="Snippet"/>
          </table:table-cell>
          <table:table-cell table:style-name="Table26.B2" office:value-type="string">
            <text:p text:style-name="P16"/>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5808492"/>^^<text:alphabetical-index-mark-end text:id="IMark265808492"/>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4">Code</text:p>
          </table:table-cell>
          <table:table-cell table:style-name="Table27.B2" office:value-type="string">
            <text:p text:style-name="P14">Result</text:p>
          </table:table-cell>
        </table:table-row>
        <table:table-row table:style-name="Table27.2">
          <table:table-cell table:style-name="Table27.A2" office:value-type="string">
            <text:p text:style-name="Snippet"/>
          </table:table-cell>
          <table:table-cell table:style-name="Table27.B2" office:value-type="string">
            <text:p text:style-name="P16"/>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265808492"/>||<text:alphabetical-index-mark-end text:id="IMark265808492"/>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4">Code</text:p>
          </table:table-cell>
          <table:table-cell table:style-name="Table28.B2" office:value-type="string">
            <text:p text:style-name="P14">Result</text:p>
          </table:table-cell>
        </table:table-row>
        <table:table-row table:style-name="Table28.2">
          <table:table-cell table:style-name="Table28.A2" office:value-type="string">
            <text:p text:style-name="Snippet"/>
          </table:table-cell>
          <table:table-cell table:style-name="Table28.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65806668"/>Numeric<text:alphabetical-index-mark-end text:id="IMark26580666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265806668"/>Object<text:alphabetical-index-mark-end text:id="IMark26580666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5808492"/>&amp;&amp;<text:alphabetical-index-mark-end text:id="IMark265808492"/>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4">Code</text:p>
          </table:table-cell>
          <table:table-cell table:style-name="Table29.B2" office:value-type="string">
            <text:p text:style-name="P14">Result</text:p>
          </table:table-cell>
        </table:table-row>
        <table:table-row table:style-name="Table29.2">
          <table:table-cell table:style-name="Table29.A2" office:value-type="string">
            <text:p text:style-name="Snippet"/>
          </table:table-cell>
          <table:table-cell table:style-name="Table29.B2" office:value-type="string">
            <text:p text:style-name="P16"/>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265808492"/>)methods<text:alphabetical-index-mark-end text:id="IMark26580849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4">Code</text:p>
          </table:table-cell>
          <table:table-cell table:style-name="Table10.B2" office:value-type="string">
            <text:p text:style-name="P14">Result</text:p>
          </table:table-cell>
        </table:table-row>
        <table:table-row table:style-name="Table10.2">
          <table:table-cell table:style-name="Table10.A2" office:value-type="string">
            <text:p text:style-name="Snippet"/>
          </table:table-cell>
          <table:table-cell table:style-name="Table10.B2" office:value-type="string">
            <text:p text:style-name="P16"/>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65808492"/>.<text:alphabetical-index-mark-end text:id="IMark265808492"/>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4">Code</text:p>
          </table:table-cell>
          <table:table-cell table:style-name="Table11.B2" office:value-type="string">
            <text:p text:style-name="P14">Result</text:p>
          </table:table-cell>
        </table:table-row>
        <table:table-row table:style-name="Table11.2">
          <table:table-cell table:style-name="Table11.A2" office:value-type="string">
            <text:p text:style-name="Snippet"/>
          </table:table-cell>
          <table:table-cell table:style-name="Table11.B2" office:value-type="string">
            <text:p text:style-name="P16"/>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h text:style-name="Heading_20_3" text:outline-level="3">[object] <text:alphabetical-index-mark-start text:id="IMark265808492"/>.::<text:alphabetical-index-mark-end text:id="IMark26580849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8"/>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65808492"/>inst:<text:alphabetical-index-mark-end text:id="IMark26580849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65808492"/>local:<text:alphabetical-index-mark-end text:id="IMark26580849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65808492"/>super<text:alphabetical-index-mark-end text:id="IMark26580849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65808492"/>;<text:alphabetical-index-mark-end text:id="IMark26580849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265808492"/>.class<text:alphabetical-index-mark-end text:id="IMark265808492"/> [a_class]</text:h>
            <text:p text:style-name="P16"><text:span text:style-name="T1">Routing:</text:span> TOS.</text:p>
            <text:p text:style-name="P16">Get the class of the receiver object.</text:p>
          </table:table-cell>
          <table:covered-table-cell/>
        </table:table-row>
        <table:table-row table:style-name="Table12.2">
          <table:table-cell table:style-name="Table12.A2" office:value-type="string">
            <text:p text:style-name="P14">Code</text:p>
          </table:table-cell>
          <table:table-cell table:style-name="Table12.B2" office:value-type="string">
            <text:p text:style-name="P14">Result</text:p>
          </table:table-cell>
        </table:table-row>
        <table:table-row table:style-name="Table12.2">
          <table:table-cell table:style-name="Table12.A2" office:value-type="string">
            <text:p text:style-name="Snippet"/>
          </table:table-cell>
          <table:table-cell table:style-name="Table12.B2" office:value-type="string">
            <text:p text:style-name="P16"/>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4" text:outline-level="4">[an_object] <text:alphabetical-index-mark-start text:id="IMark265808492"/>.clone<text:alphabetical-index-mark-end text:id="IMark26580849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4">Code</text:p>
          </table:table-cell>
          <table:table-cell table:style-name="Table14.B2" office:value-type="string">
            <text:p text:style-name="P14">Result</text:p>
          </table:table-cell>
        </table:table-row>
        <table:table-row table:style-name="Table14.1">
          <table:table-cell table:style-name="Table14.A2" office:value-type="string">
            <text:p text:style-name="Snippet"/>
          </table:table-cell>
          <table:table-cell table:style-name="Table14.B2" office:value-type="string">
            <text:p text:style-name="P16"/>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4" text:outline-level="4">[an_object] <text:alphabetical-index-mark-start text:id="IMark265808492"/>.copy<text:alphabetical-index-mark-end text:id="IMark26580849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4">Code</text:p>
          </table:table-cell>
          <table:table-cell table:style-name="Table15.B2" office:value-type="string">
            <text:p text:style-name="P14">Result</text:p>
          </table:table-cell>
        </table:table-row>
        <table:table-row table:style-name="Table15.2">
          <table:table-cell table:style-name="Table15.A2" office:value-type="string">
            <text:p text:style-name="Snippet"/>
          </table:table-cell>
          <table:table-cell table:style-name="Table15.B2" office:value-type="string">
            <text:p text:style-name="P16"/>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4" text:outline-level="4">[unspecified an_object] <text:alphabetical-index-mark-start text:id="IMark265808492"/>.init<text:alphabetical-index-mark-end text:id="IMark26580849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4">Code</text:p>
          </table:table-cell>
          <table:table-cell table:style-name="Table16.B2" office:value-type="string">
            <text:p text:style-name="P14">Result</text:p>
          </table:table-cell>
        </table:table-row>
        <table:table-row table:style-name="Table16.2">
          <table:table-cell table:style-name="Table16.A2" office:value-type="string">
            <text:p text:style-name="Snippet"/>
          </table:table-cell>
          <table:table-cell table:style-name="Table16.B2" office:value-type="string">
            <text:p text:style-name="P16"/>
          </table:table-cell>
        </table:table-row>
      </table:table>
      <text:p text:style-name="Text_20_body"/>
      <table:table table:name="Table17" table:style-name="Table17">
        <table:table-column table:style-name="Table17.A"/>
        <table:table-column table:style-name="Table17.B"/>
        <text:soft-page-break/>
        <table:table-row>
          <table:table-cell table:style-name="Table17.A1" table:number-columns-spanned="2" office:value-type="string">
            <text:h text:style-name="Heading_20_4" text:outline-level="4">[an_object] <text:alphabetical-index-mark-start text:id="IMark265808492"/>.is_class?<text:alphabetical-index-mark-end text:id="IMark265808492"/>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4">Code</text:p>
          </table:table-cell>
          <table:table-cell table:style-name="Table17.B2" office:value-type="string">
            <text:p text:style-name="P14">Result</text:p>
          </table:table-cell>
        </table:table-row>
        <table:table-row table:style-name="Table17.2">
          <table:table-cell table:style-name="Table17.A2" office:value-type="string">
            <text:p text:style-name="Snippet"/>
          </table:table-cell>
          <table:table-cell table:style-name="Table17.B2" office:value-type="string">
            <text:p text:style-name="P16"/>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4" text:outline-level="4">[an_object] <text:alphabetical-index-mark-start text:id="IMark265808492"/>.name<text:alphabetical-index-mark-end text:id="IMark26580849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4">Code</text:p>
          </table:table-cell>
          <table:table-cell table:style-name="Table30.B2" office:value-type="string">
            <text:p text:style-name="P14">Result</text:p>
          </table:table-cell>
        </table:table-row>
        <table:table-row>
          <table:table-cell table:style-name="Table30.A2" office:value-type="string">
            <text:p text:style-name="Snippet">Object .name</text:p>
          </table:table-cell>
          <table:table-cell table:style-name="Table30.B2" office:value-type="string">
            <text:p text:style-name="P16">“Object”</text:p>
          </table:table-cell>
        </table:table-row>
        <table:table-row>
          <table:table-cell table:style-name="Table30.A2" office:value-type="string">
            <text:p text:style-name="Snippet">100 .name</text:p>
          </table:table-cell>
          <table:table-cell table:style-name="Table30.B2" office:value-type="string">
            <text:p text:style-name="P16">“Fixnum instance”</text:p>
          </table:table-cell>
        </table:table-row>
        <table:table-row>
          <table:table-cell table:style-name="Table30.A2" office:value-type="string">
            <text:p text:style-name="Snippet">vm .name</text:p>
          </table:table-cell>
          <table:table-cell table:style-name="Table30.B2" office:value-type="string">
            <text:p text:style-name="P16">“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65808492"/>.strlen<text:alphabetical-index-mark-end text:id="IMark26580849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4">Code</text:p>
          </table:table-cell>
          <table:table-cell table:style-name="Table31.B2" office:value-type="string">
            <text:p text:style-name="P14">Result</text:p>
          </table:table-cell>
        </table:table-row>
        <table:table-row>
          <table:table-cell table:style-name="Table31.A3" office:value-type="string">
            <text:p text:style-name="Snippet">"ABCD" .strlen </text:p>
          </table:table-cell>
          <table:table-cell table:style-name="Table31.A1" office:value-type="string">
            <text:p text:style-name="P16">4</text:p>
          </table:table-cell>
        </table:table-row>
        <table:table-row>
          <table:table-cell table:style-name="Table31.A3" office:value-type="string">
            <text:p text:style-name="Snippet">100 .strlen </text:p>
          </table:table-cell>
          <table:table-cell table:style-name="Table31.B4" office:value-type="string">
            <text:p text:style-name="P16">3</text:p>
          </table:table-cell>
        </table:table-row>
        <table:table-row>
          <table:table-cell table:style-name="Table31.A5" office:value-type="string">
            <text:p text:style-name="Snippet">Object .strlen </text:p>
          </table:table-cell>
          <table:table-cell table:style-name="Table31.A1" office:value-type="string">
            <text:p text:style-name="P16">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65808492"/>.to_f<text:alphabetical-index-mark-end text:id="IMark26580849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4">Code</text:p>
          </table:table-cell>
          <table:table-cell table:style-name="Table32.B2" office:value-type="string">
            <text:p text:style-name="P14">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ext:soft-page-break/>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4" text:outline-level="4">[an_object] <text:alphabetical-index-mark-start text:id="IMark265808492"/>.to_f!<text:alphabetical-index-mark-end text:id="IMark26580849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4">Code</text:p>
          </table:table-cell>
          <table:table-cell table:style-name="Table33.B2" office:value-type="string">
            <text:p text:style-name="P14">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65808492"/>.to_i<text:alphabetical-index-mark-end text:id="IMark26580849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4">Code</text:p>
          </table:table-cell>
          <table:table-cell table:style-name="Table34.B2" office:value-type="string">
            <text:p text:style-name="P14">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65808492"/>.to_i!<text:alphabetical-index-mark-end text:id="IMark26580849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4">Code</text:p>
          </table:table-cell>
          <table:table-cell table:style-name="Table35.B2" office:value-type="string">
            <text:p text:style-name="P14">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65808492"/>.to_n<text:alphabetical-index-mark-end text:id="IMark26580849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4">Code</text:p>
          </table:table-cell>
          <table:table-cell table:style-name="Table36.B2" office:value-type="string">
            <text:p text:style-name="P14">Result</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65808492"/>.to_n!<text:alphabetical-index-mark-end text:id="IMark26580849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4">Code</text:p>
          </table:table-cell>
          <table:table-cell table:style-name="Table37.B2" office:value-type="string">
            <text:p text:style-name="P14">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65808492"/>.to_r<text:alphabetical-index-mark-end text:id="IMark26580849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4">Code</text:p>
          </table:table-cell>
          <table:table-cell table:style-name="Table38.B2" office:value-type="string">
            <text:p text:style-name="P14">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65808492"/>.to_r!<text:alphabetical-index-mark-end text:id="IMark26580849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4">Code</text:p>
          </table:table-cell>
          <table:table-cell table:style-name="Table39.B2" office:value-type="string">
            <text:p text:style-name="P14">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65808492"/>.to_s<text:alphabetical-index-mark-end text:id="IMark26580849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4">Code</text:p>
          </table:table-cell>
          <table:table-cell table:style-name="Table40.B2" office:value-type="string">
            <text:p text:style-name="P14">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65808492"/>.to_x<text:alphabetical-index-mark-end text:id="IMark26580849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4">Code</text:p>
          </table:table-cell>
          <table:table-cell table:style-name="Table41.B2" office:value-type="string">
            <text:p text:style-name="P14">Result</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5.2 .to_x</text:p>
          </table:table-cell>
          <table:table-cell table:style-name="Table41.B2" office:value-type="string">
            <text:p text:style-name="P16">5.2+0i</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1+2i .to_x</text:p>
          </table:table-cell>
          <table:table-cell table:style-name="Table41.B2" office:value-type="string">
            <text:p text:style-name="P16">1+2i</text:p>
          </table:table-cell>
        </table:table-row>
        <table:table-row>
          <table:table-cell table:style-name="Table41.A2" office:value-type="string">
            <text:p text:style-name="Snippet">“apple” .to_x</text:p>
          </table:table-cell>
          <table:table-cell table:style-name="Table41.B2" office:value-type="string">
            <text:p text:style-name="P16">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65808492"/>.to_x!<text:alphabetical-index-mark-end text:id="IMark26580849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4">Code</text:p>
          </table:table-cell>
          <table:table-cell table:style-name="Table42.B2" office:value-type="string">
            <text:p text:style-name="P14">Result</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5.2 .to_x!</text:p>
          </table:table-cell>
          <table:table-cell table:style-name="Table42.B2" office:value-type="string">
            <text:p text:style-name="P16">5.2+0i</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1+2i .to_x!</text:p>
          </table:table-cell>
          <table:table-cell table:style-name="Table42.B2" office:value-type="string">
            <text:p text:style-name="P16">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4" text:outline-level="4">[object_a object_b] <text:alphabetical-index-mark-start text:id="IMark265808492"/>&lt;&gt;<text:alphabetical-index-mark-end text:id="IMark265808492"/>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4">Code</text:p>
          </table:table-cell>
          <table:table-cell table:style-name="Table23.B2" office:value-type="string">
            <text:p text:style-name="P14">Result</text:p>
          </table:table-cell>
        </table:table-row>
        <table:table-row table:style-name="Table23.2">
          <table:table-cell table:style-name="Table23.A2" office:value-type="string">
            <text:p text:style-name="Snippet"/>
          </table:table-cell>
          <table:table-cell table:style-name="Table23.B2" office:value-type="string">
            <text:p text:style-name="P16"/>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object_a object_b] <text:alphabetical-index-mark-start text:id="IMark265808492"/>=<text:alphabetical-index-mark-end text:id="IMark265808492"/>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4">Code</text:p>
          </table:table-cell>
          <table:table-cell table:style-name="Table43.B2" office:value-type="string">
            <text:p text:style-name="P14">Result</text:p>
          </table:table-cell>
        </table:table-row>
        <table:table-row table:style-name="Table43.2">
          <table:table-cell table:style-name="Table43.A2" office:value-type="string">
            <text:p text:style-name="Snippet"/>
          </table:table-cell>
          <table:table-cell table:style-name="Table43.B2" office:value-type="string">
            <text:p text:style-name="P16"/>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5808492"/>^^<text:alphabetical-index-mark-end text:id="IMark26580849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4">Code</text:p>
          </table:table-cell>
          <table:table-cell table:style-name="Table44.B2" office:value-type="string">
            <text:p text:style-name="P14">Result</text:p>
          </table:table-cell>
        </table:table-row>
        <table:table-row table:style-name="Table44.2">
          <table:table-cell table:style-name="Table44.A2" office:value-type="string">
            <text:p text:style-name="Snippet"/>
          </table:table-cell>
          <table:table-cell table:style-name="Table44.B2" office:value-type="string">
            <text:p text:style-name="P16"/>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4" text:outline-level="4">[object_a object_b] <text:alphabetical-index-mark-start text:id="IMark265808492"/>distinct?<text:alphabetical-index-mark-end text:id="IMark26580849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4">Code</text:p>
          </table:table-cell>
          <table:table-cell table:style-name="Table46.B2" office:value-type="string">
            <text:p text:style-name="P1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6">true</text:p>
          </table:table-cell>
        </table:table-row>
        <table:table-row table:style-name="Table46.1">
          <table:table-cell table:style-name="Table46.A2" office:value-type="string">
            <text:p text:style-name="Snippet">4 4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6">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6">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65808492"/>identical?<text:alphabetical-index-mark-end text:id="IMark26580849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4">Code</text:p>
          </table:table-cell>
          <table:table-cell table:style-name="Table47.B2" office:value-type="string">
            <text:p text:style-name="P1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6">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6">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6">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65808492"/>max<text:alphabetical-index-mark-end text:id="IMark26580849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4">Code</text:p>
          </table:table-cell>
          <table:table-cell table:style-name="Table48.B2" office:value-type="string">
            <text:p text:style-name="P14">Result</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2 max</text:p>
          </table:table-cell>
          <table:table-cell table:style-name="Table48.B2" office:value-type="string">
            <text:p text:style-name="P16">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3"/>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4" text:outline-level="4">[object_a object_b] <text:alphabetical-index-mark-start text:id="IMark265808492"/>min<text:alphabetical-index-mark-end text:id="IMark2658084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4">Code</text:p>
          </table:table-cell>
          <table:table-cell table:style-name="Table49.B2" office:value-type="string">
            <text:p text:style-name="P14">Result</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2 min</text:p>
          </table:table-cell>
          <table:table-cell table:style-name="Table49.B2" office:value-type="string">
            <text:p text:style-name="P16">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4" text:outline-level="4">[an_object] <text:alphabetical-index-mark-start text:id="IMark265808492"/>nil&lt;&gt;<text:alphabetical-index-mark-end text:id="IMark265808492"/>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4">Code</text:p>
          </table:table-cell>
          <table:table-cell table:style-name="Table45.B2" office:value-type="string">
            <text:p text:style-name="P14">Result</text:p>
          </table:table-cell>
        </table:table-row>
        <table:table-row table:style-name="Table45.2">
          <table:table-cell table:style-name="Table45.A2" office:value-type="string">
            <text:p text:style-name="Snippet"/>
          </table:table-cell>
          <table:table-cell table:style-name="Table45.B2" office:value-type="string">
            <text:p text:style-name="P16"/>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4" text:outline-level="4">[an_object] <text:alphabetical-index-mark-start text:id="IMark265808492"/>nil=<text:alphabetical-index-mark-end text:id="IMark2658084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4">Code</text:p>
          </table:table-cell>
          <table:table-cell table:style-name="Table50.B2" office:value-type="string">
            <text:p text:style-name="P14">Result</text:p>
          </table:table-cell>
        </table:table-row>
        <table:table-row table:style-name="Table50.2">
          <table:table-cell table:style-name="Table50.A2" office:value-type="string">
            <text:p text:style-name="Snippet"/>
          </table:table-cell>
          <table:table-cell table:style-name="Table50.B2" office:value-type="string">
            <text:p text:style-name="P16"/>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4" text:outline-level="4">[an_object] <text:alphabetical-index-mark-start text:id="IMark265808492"/>not<text:alphabetical-index-mark-end text:id="IMark2658084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4">Code</text:p>
          </table:table-cell>
          <table:table-cell table:style-name="Table51.B2" office:value-type="string">
            <text:p text:style-name="P14">Result</text:p>
          </table:table-cell>
        </table:table-row>
        <table:table-row table:style-name="Table51.2">
          <table:table-cell table:style-name="Table51.A2" office:value-type="string">
            <text:p text:style-name="Snippet"/>
          </table:table-cell>
          <table:table-cell table:style-name="Table51.B2" office:value-type="string">
            <text:p text:style-name="P16"/>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65808492"/>||<text:alphabetical-index-mark-end text:id="IMark265808492"/>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4">Code</text:p>
          </table:table-cell>
          <table:table-cell table:style-name="Table52.B2" office:value-type="string">
            <text:p text:style-name="P14">Result</text:p>
          </table:table-cell>
        </table:table-row>
        <table:table-row table:style-name="Table52.1">
          <table:table-cell table:style-name="Table52.A2" office:value-type="string">
            <text:p text:style-name="Snippet"/>
          </table:table-cell>
          <table:table-cell table:style-name="Table52.B2" office:value-type="string">
            <text:p text:style-name="P16"/>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265806668"/>OutStream<text:alphabetical-index-mark-end text:id="IMark26580666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265806668"/>Procedure<text:alphabetical-index-mark-end text:id="IMark26580666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265806668"/>Queue<text:alphabetical-index-mark-end text:id="IMark26580666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265806668"/>Rational<text:alphabetical-index-mark-end text:id="IMark26580666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3" text:note-class="footnote"><text:note-citation>57</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3">Literal<text:note text:id="ftn54" text:note-class="footnote"><text:note-citation>58</text:note-citation><text:note-body><text:p text:style-name="Footnote">No spaces are permitted within the literal.</text:p></text:note-body></text:note></text:p>
          </table:table-cell>
          <table:table-cell table:style-name="Table6.B1" office:value-type="string">
            <text:p text:style-name="P13">Value<text:note text:id="ftn55" text:note-class="footnote"><text:note-citation>59</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2">1/2</text:p>
          </table:table-cell>
        </table:table-row>
        <table:table-row>
          <table:table-cell table:style-name="Table6.A2" office:value-type="string">
            <text:p text:style-name="P23">1.2/3</text:p>
          </table:table-cell>
          <table:table-cell table:style-name="Table6.B2" office:value-type="string">
            <text:p text:style-name="P1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5805900"/>.split<text:alphabetical-index-mark-end text:id="IMark2658059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4">Code</text:p>
          </table:table-cell>
          <table:table-cell table:style-name="Table18.B2" office:value-type="string">
            <text:p text:style-name="P14">Result</text:p>
          </table:table-cell>
        </table:table-row>
        <table:table-row table:style-name="Table18.1">
          <table:table-cell table:style-name="Table18.A2" office:value-type="string">
            <text:p text:style-name="P16">1/2 .split</text:p>
          </table:table-cell>
          <table:table-cell table:style-name="Table18.B2" office:value-type="string">
            <text:p text:style-name="P16">1 <text:s/>2</text:p>
          </table:table-cell>
        </table:table-row>
        <table:table-row table:style-name="Table18.1">
          <table:table-cell table:style-name="Table18.A2" office:value-type="string">
            <text:p text:style-name="P16">3/4 .split</text:p>
          </table:table-cell>
          <table:table-cell table:style-name="Table18.B2" office:value-type="string">
            <text:p text:style-name="P16">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2763172"/>Stack<text:alphabetical-index-mark-end text:id="IMark16276317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62763172"/>String<text:alphabetical-index-mark-end text:id="IMark16276317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2763172"/>Thread<text:alphabetical-index-mark-end text:id="IMark16276317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2763172"/><text:alphabetical-index-mark-start text:id="IMark162764084"/><text:alphabetical-index-mark-start text:id="IMark162765236"/>TrueClass<text:alphabetical-index-mark-end text:id="IMark162765236"/><text:alphabetical-index-mark-end text:id="IMark162764084"/><text:alphabetical-index-mark-end text:id="IMark16276317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7"/>
      <text:h text:style-name="Heading_20_1" text:outline-level="1"><text:alphabetical-index-mark-start text:id="IMark162763172"/>VirtualMachine<text:alphabetical-index-mark-end text:id="IMark16276317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2763172"/>Commands<text:alphabetical-index-mark-end text:id="IMark16276317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62763172"/>)entries<text:alphabetical-index-mark-end text:id="IMark162763172"/>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6" text:note-class="footnote"><text:note-citation>60</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3">Expression Character</text:p>
          </table:table-cell>
          <table:table-cell table:style-name="Table4.B1" office:value-type="string">
            <text:p text:style-name="P14">Description</text:p>
          </table:table-cell>
        </table:table-row>
        <table:table-row>
          <table:table-cell table:style-name="Table4.A2" office:value-type="string">
            <text:p text:style-name="P19">.</text:p>
          </table:table-cell>
          <table:table-cell table:style-name="Table4.B2" office:value-type="string">
            <text:p text:style-name="P16">Any character except newline</text:p>
          </table:table-cell>
        </table:table-row>
        <table:table-row>
          <table:table-cell table:style-name="Table4.A2" office:value-type="string">
            <text:p text:style-name="P19">[A-Z]</text:p>
          </table:table-cell>
          <table:table-cell table:style-name="Table4.B2" office:value-type="string">
            <text:p text:style-name="P16">Any uppercase alphabetical character.</text:p>
          </table:table-cell>
        </table:table-row>
        <table:table-row>
          <table:table-cell table:style-name="Table4.A2" office:value-type="string">
            <text:p text:style-name="P19">[A-Za-z0-9_]</text:p>
          </table:table-cell>
          <table:table-cell table:style-name="Table4.B2" office:value-type="string">
            <text:p text:style-name="P16">Any alphanumeric or underscore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d</text:p>
          </table:table-cell>
          <table:table-cell table:style-name="Table4.B2" office:value-type="string">
            <text:p text:style-name="P16">A digit (0..9)</text:p>
          </table:table-cell>
        </table:table-row>
        <table:table-row>
          <table:table-cell table:style-name="Table4.A2" office:value-type="string">
            <text:p text:style-name="P19">X*</text:p>
          </table:table-cell>
          <table:table-cell table:style-name="Table4.B2" office:value-type="string">
            <text:p text:style-name="P16">0 or more repetitions of the X expression.</text:p>
          </table:table-cell>
        </table:table-row>
        <table:table-row>
          <table:table-cell table:style-name="Table4.A2" office:value-type="string">
            <text:p text:style-name="P19">X+</text:p>
          </table:table-cell>
          <table:table-cell table:style-name="Table4.B2" office:value-type="string">
            <text:p text:style-name="P16">1 or more repetitions of the X expression.</text:p>
          </table:table-cell>
        </table:table-row>
        <table:table-row>
          <table:table-cell table:style-name="Table4.A2" office:value-type="string">
            <text:p text:style-name="P19">^</text:p>
          </table:table-cell>
          <table:table-cell table:style-name="Table4.B2" office:value-type="string">
            <text:p text:style-name="P16">The beginning of the line or string.</text:p>
          </table:table-cell>
        </table:table-row>
        <table:table-row>
          <table:table-cell table:style-name="Table4.A2" office:value-type="string">
            <text:p text:style-name="P19">$</text:p>
          </table:table-cell>
          <table:table-cell table:style-name="Table4.B2" office:value-type="string">
            <text:p text:style-name="P16">The end of the line or string</text:p>
          </table:table-cell>
        </table:table-row>
        <table:table-row>
          <table:table-cell table:style-name="Table4.A2" office:value-type="string">
            <text:p text:style-name="P17">other</text:p>
          </table:table-cell>
          <table:table-cell table:style-name="Table4.B2" office:value-type="string">
            <text:p text:style-name="P16">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7">A</text:p>
          <text:p text:style-name="P56">again<text:tab/>24</text:p>
          <text:p text:style-name="P56">Archive<text:tab/>11</text:p>
          <text:p text:style-name="P56">Array<text:tab/>49</text:p>
          <text:p text:style-name="P57">B</text:p>
          <text:p text:style-name="P56">begin<text:tab/>23</text:p>
          <text:p text:style-name="P56">bounce<text:tab/>34, 36</text:p>
          <text:p text:style-name="P57">C</text:p>
          <text:p text:style-name="P56">catch<text:tab/>33, 36</text:p>
          <text:p text:style-name="P56">Class<text:tab/>60</text:p>
          <text:p text:style-name="P56">Classes<text:tab/>43</text:p>
          <text:p text:style-name="P56">Commands<text:tab/>63, 106</text:p>
          <text:p text:style-name="P56">Complex<text:tab/>65</text:p>
          <text:p text:style-name="P57">D</text:p>
          <text:p text:style-name="P56">Declarations<text:tab/>25</text:p>
          <text:p text:style-name="P56">Demo.rb<text:tab/>11</text:p>
          <text:p text:style-name="P56">distinct?<text:tab/>90</text:p>
          <text:p text:style-name="P56">do<text:tab/>22</text:p>
          <text:p text:style-name="P56">do_map_name<text:tab/>47</text:p>
          <text:p text:style-name="P56">drop<text:tab/>18</text:p>
          <text:p text:style-name="P56">Duck Typing<text:tab/>25</text:p>
          <text:p text:style-name="P56">dup<text:tab/>18</text:p>
          <text:p text:style-name="P57">E</text:p>
          <text:p text:style-name="P56">else<text:tab/>20</text:p>
          <text:p text:style-name="P57">F</text:p>
          <text:p text:style-name="P56">FalseClass<text:tab/>68</text:p>
          <text:p text:style-name="P56">finally<text:tab/>35p.</text:p>
          <text:p text:style-name="P56">Float<text:tab/>70</text:p>
          <text:p text:style-name="P57">H</text:p>
          <text:p text:style-name="P56">Hash<text:tab/>71</text:p>
          <text:p text:style-name="P57">I</text:p>
          <text:p text:style-name="P56">i<text:tab/>22</text:p>
          <text:p text:style-name="P56">identical?<text:tab/>90</text:p>
          <text:p text:style-name="P56">if<text:tab/>20</text:p>
          <text:p text:style-name="P56">Inheritance<text:tab/>44</text:p>
          <text:p text:style-name="P56">inst:<text:tab/>83</text:p>
          <text:p text:style-name="P56">InStream<text:tab/>72</text:p>
          <text:p text:style-name="P56">Integer<text:tab/>73</text:p>
          <text:p text:style-name="P57">J</text:p>
          <text:p text:style-name="P56">j<text:tab/>22</text:p>
          <text:p text:style-name="P57">L</text:p>
          <text:p text:style-name="P56">Late Binding<text:tab/>44</text:p>
          <text:p text:style-name="P56">local:<text:tab/>83</text:p>
          <text:p text:style-name="P56">loop<text:tab/>22</text:p>
          <text:p text:style-name="P57">M</text:p>
          <text:p text:style-name="P56">max<text:tab/>90</text:p>
          <text:p text:style-name="P56">MaxNumeric<text:tab/>75</text:p>
          <text:p text:style-name="P56">Method Mapping<text:tab/>45</text:p>
          <text:p text:style-name="P56">Methods<text:tab/>44</text:p>
          <text:p text:style-name="P56">min<text:tab/>91</text:p>
          <text:p text:style-name="P56">MinNumeric<text:tab/>76</text:p>
          <text:p text:style-name="P56">Mutation<text:tab/>27</text:p>
          <text:p text:style-name="P57">N</text:p>
          <text:p text:style-name="P56">nil&lt;&gt;<text:tab/>91</text:p>
          <text:p text:style-name="P56">nil=<text:tab/>91</text:p>
          <text:p text:style-name="P56">NilClass<text:tab/>77</text:p>
          <text:p text:style-name="P56">nip<text:tab/>18</text:p>
          <text:p text:style-name="P56">not<text:tab/>91</text:p>
          <text:p text:style-name="P56">Numeric<text:tab/>79</text:p>
          <text:p text:style-name="P57">O</text:p>
          <text:p text:style-name="P56">Object<text:tab/>82</text:p>
          <text:p text:style-name="P56">OutStream<text:tab/>93</text:p>
          <text:p text:style-name="P56">over<text:tab/>18</text:p>
          <text:p text:style-name="P57">P</text:p>
          <text:p text:style-name="P56">pick<text:tab/>18</text:p>
          <text:p text:style-name="P56">Polymorphism<text:tab/>44</text:p>
          <text:p text:style-name="P56">Procedure<text:tab/>95</text:p>
          <text:p text:style-name="P57">Q</text:p>
          <text:p text:style-name="P56">Queue<text:tab/>96</text:p>
          <text:p text:style-name="P57">R</text:p>
          <text:p text:style-name="P56">Rake<text:tab/>11</text:p>
          <text:p text:style-name="P56">Rational<text:tab/>97</text:p>
          <text:p text:style-name="P56">Referencing<text:tab/>26</text:p>
          <text:p text:style-name="P56">repeat<text:tab/>24</text:p>
          <text:p text:style-name="P56">Routing<text:tab/>46</text:p>
          <text:p text:style-name="P57">S</text:p>
          <text:p text:style-name="P56">Scoping<text:tab/>25</text:p>
          <text:p text:style-name="P56">Stack<text:tab/>99</text:p>
          <text:p text:style-name="P56">String<text:tab/>100</text:p>
          <text:p text:style-name="P56">super<text:tab/>61, 83</text:p>
          <text:p text:style-name="P56">swap<text:tab/>19</text:p>
          <text:p text:style-name="P56">switch<text:tab/>20</text:p>
          <text:p text:style-name="P56">SymbolMap<text:tab/>45</text:p>
          <text:p text:style-name="P57">T</text:p>
          <text:p text:style-name="P56">Testing<text:tab/>11</text:p>
          <text:p text:style-name="P56">Thanks<text:tab/>9</text:p>
          <text:p text:style-name="P56">then<text:tab/>20</text:p>
          <text:p text:style-name="P56">Thread<text:tab/>102</text:p>
          <text:p text:style-name="P56">TrueClass<text:tab/>103</text:p>
          <text:p text:style-name="P56">try<text:tab/>33, 36</text:p>
          <text:p text:style-name="P56">tuck<text:tab/>19</text:p>
          <text:p text:style-name="P56">Typing<text:tab/>25</text:p>
          <text:p text:style-name="P57">U</text:p>
          <text:p text:style-name="P56">until<text:tab/>24</text:p>
          <text:p text:style-name="P57">V</text:p>
          <text:p text:style-name="P56">val:<text:tab/>25, 61</text:p>
          <text:p text:style-name="P56">val@:<text:tab/>26, 61</text:p>
          <text:p text:style-name="P56">val#:<text:tab/>26</text:p>
          <text:p text:style-name="P56">val$:<text:tab/>26</text:p>
          <text:p text:style-name="P56">var:<text:tab/>25, 61</text:p>
          <text:p text:style-name="P56">var@:<text:tab/>26, 62</text:p>
          <text:p text:style-name="P56">var#:<text:tab/>26</text:p>
          <text:p text:style-name="P56">var$:<text:tab/>26</text:p>
          <text:p text:style-name="P56">VirtualMachine<text:tab/>104</text:p>
          <text:p text:style-name="P57">X</text:p>
          <text:p text:style-name="P56">x<text:tab/>50</text:p>
          <text:p text:style-name="P57">^</text:p>
          <text:p text:style-name="P56">^^<text:tab/>68, 77, 89</text:p>
          <text:p text:style-name="P57">-</text:p>
          <text:p text:style-name="P56">-i<text:tab/>22</text:p>
          <text:p text:style-name="P56">-j<text:tab/>22</text:p>
          <text:p text:style-name="P57">;</text:p>
          <text:p text:style-name="P56">;<text:tab/>62, 83</text:p>
          <text:p text:style-name="P57">:</text:p>
          <text:p text:style-name="P56">:<text:tab/>46</text:p>
          <text:p text:style-name="P57">!</text:p>
          <text:p text:style-name="P56">!<text:tab/>52</text:p>
          <text:p text:style-name="P57">?</text:p>
          <text:p text:style-name="P56">?"<text:tab/>34, 36</text:p>
          <text:p text:style-name="P57">.</text:p>
          <text:p text:style-name="P56">.<text:tab/>82</text:p>
          <text:p text:style-name="P56">.-left<text:tab/>53</text:p>
          <text:p text:style-name="P56">.-mid<text:tab/>54</text:p>
          <text:p text:style-name="P56">.-midlr<text:tab/>54</text:p>
          <text:p text:style-name="P56">.-right<text:tab/>54</text:p>
          <text:p text:style-name="P56">.:<text:tab/>46, 60</text:p>
          <text:p text:style-name="P56">.::<text:tab/>46, 83</text:p>
          <text:p text:style-name="P56">.[]!<text:tab/>54</text:p>
          <text:p text:style-name="P56">.[]@<text:tab/>55</text:p>
          <text:p text:style-name="P56">.+left<text:tab/>52</text:p>
          <text:p text:style-name="P56">.+mid<text:tab/>53</text:p>
          <text:p text:style-name="P56">.+midlr<text:tab/>53</text:p>
          <text:p text:style-name="P56">.+right<text:tab/>53</text:p>
          <text:p text:style-name="P56">.cbrt<text:tab/>66</text:p>
          <text:p text:style-name="P56">.class<text:tab/>84</text:p>
          <text:p text:style-name="P56">.clone<text:tab/>84</text:p>
          <text:p text:style-name="P56">.copy<text:tab/>84</text:p>
          <text:p text:style-name="P56">.e**<text:tab/>66</text:p>
          <text:p text:style-name="P56">.init<text:tab/>26, 84</text:p>
          <text:p text:style-name="P56">.is_class?<text:tab/>62, 85</text:p>
          <text:p text:style-name="P56">.left<text:tab/>55</text:p>
          <text:p text:style-name="P56">.length<text:tab/>55</text:p>
          <text:p text:style-name="P56">.max<text:tab/>56</text:p>
          <text:p text:style-name="P56">.mid<text:tab/>56</text:p>
          <text:p text:style-name="P56">.midlr<text:tab/>56</text:p>
          <text:p text:style-name="P56">.min<text:tab/>57</text:p>
          <text:p text:style-name="P56">.name<text:tab/>85</text:p>
          <text:p text:style-name="P56">.new<text:tab/>50, 62</text:p>
          <text:p text:style-name="P56">.new_size<text:tab/>51</text:p>
          <text:p text:style-name="P56">.new_value<text:tab/>51</text:p>
          <text:p text:style-name="P56">.new_values<text:tab/>51</text:p>
          <text:p text:style-name="P56">.new{<text:tab/>50</text:p>
          <text:p text:style-name="P56">.parent_class<text:tab/>63</text:p>
          <text:p text:style-name="P56">.pp<text:tab/>57</text:p>
          <text:p text:style-name="P56">.reverse<text:tab/>57</text:p>
          <text:p text:style-name="P56">.right<text:tab/>57</text:p>
          <text:p text:style-name="P56">.shuffle<text:tab/>58</text:p>
          <text:p text:style-name="P56">.sort<text:tab/>58</text:p>
          <text:p text:style-name="P56">.split<text:tab/>66, 97</text:p>
          <text:p text:style-name="P56"><text:soft-page-break/>.sqrt<text:tab/>66</text:p>
          <text:p text:style-name="P56">.strlen<text:tab/>85</text:p>
          <text:p text:style-name="P56">.strmax<text:tab/>58</text:p>
          <text:p text:style-name="P56">.subclass:<text:tab/>63</text:p>
          <text:p text:style-name="P56">.to_f<text:tab/>85</text:p>
          <text:p text:style-name="P56">.to_f!<text:tab/>86</text:p>
          <text:p text:style-name="P56">.to_i<text:tab/>86</text:p>
          <text:p text:style-name="P56">.to_i!<text:tab/>86</text:p>
          <text:p text:style-name="P56">.to_n<text:tab/>86</text:p>
          <text:p text:style-name="P56">.to_n!<text:tab/>87</text:p>
          <text:p text:style-name="P56">.to_r<text:tab/>87</text:p>
          <text:p text:style-name="P56">.to_r!<text:tab/>88</text:p>
          <text:p text:style-name="P56">.to_s<text:tab/>63, 88</text:p>
          <text:p text:style-name="P56">.to_x<text:tab/>88</text:p>
          <text:p text:style-name="P56">.to_x!<text:tab/>89</text:p>
          <text:p text:style-name="P57">)</text:p>
          <text:p text:style-name="P56">)entries<text:tab/>108</text:p>
          <text:p text:style-name="P56">)methods<text:tab/>64, 82</text:p>
          <text:p text:style-name="P56">)stubs<text:tab/>64</text:p>
          <text:p text:style-name="P57">}</text:p>
          <text:p text:style-name="P56">}<text:tab/>50</text:p>
          <text:p text:style-name="P57">@</text:p>
          <text:p text:style-name="P56">@<text:tab/>59</text:p>
          <text:p text:style-name="P57">&amp;</text:p>
          <text:p text:style-name="P56">&amp;&amp;<text:tab/>68, 77, 82</text:p>
          <text:p text:style-name="P57">+</text:p>
          <text:p text:style-name="P56">+<text:tab/>52</text:p>
          <text:p text:style-name="P56">+loop<text:tab/>22</text:p>
          <text:p text:style-name="P57">&lt;</text:p>
          <text:p text:style-name="P56">&lt;&lt;<text:tab/>59</text:p>
          <text:p text:style-name="P56">&lt;&gt;<text:tab/>89</text:p>
          <text:p text:style-name="P57">=</text:p>
          <text:p text:style-name="P56">=<text:tab/>89</text:p>
          <text:p text:style-name="P57">|</text:p>
          <text:p text:style-name="P56">||<text:tab/>68, 77, 92</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6">[before] word [after] (h3)</text:p>
            <text:p text:style-name="Text_20_body">Routing:</text:p>
            <text:p text:style-name="P3">description</text:p>
          </table:table-cell>
          <table:covered-table-cell/>
        </table:table-row>
        <table:table-row table:style-name="Table58.1">
          <table:table-cell table:style-name="Table58.A2" office:value-type="string">
            <text:p text:style-name="P14">Code</text:p>
          </table:table-cell>
          <table:table-cell table:style-name="Table58.B2" office:value-type="string">
            <text:p text:style-name="P14">Result</text:p>
          </table:table-cell>
        </table:table-row>
        <table:table-row table:style-name="Table58.1">
          <table:table-cell table:style-name="Table58.A2" office:value-type="string">
            <text:p text:style-name="Snippet"/>
          </table:table-cell>
          <table:table-cell table:style-name="Table58.B2" office:value-type="string">
            <text:p text:style-name="P16"/>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6">[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4">Code</text:p>
          </table:table-cell>
          <table:table-cell table:style-name="Table61.B2" office:value-type="string">
            <text:p text:style-name="P14">Result</text:p>
          </table:table-cell>
        </table:table-row>
        <table:table-row table:style-name="Table61.2">
          <table:table-cell table:style-name="Table61.A2" office:value-type="string">
            <text:p text:style-name="Snippet"/>
          </table:table-cell>
          <table:table-cell table:style-name="Table61.B2" office:value-type="string">
            <text:p text:style-name="P16"/>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4">Code</text:p>
          </table:table-cell>
          <table:table-cell table:style-name="Table102.B1" office:value-type="string">
            <text:p text:style-name="P14">Result</text:p>
          </table:table-cell>
        </table:table-row>
        <table:table-row table:style-name="Table102.1">
          <table:table-cell table:style-name="Table102.A2" office:value-type="string">
            <text:p text:style-name="Snippet"/>
          </table:table-cell>
          <table:table-cell table:style-name="Table102.B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11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6H38M49S</meta:editing-duration>
    <meta:editing-cycles>1664</meta:editing-cycles>
    <meta:generator>OpenOffice/4.1.1$Win32 OpenOffice.org_project/411m6$Build-9775</meta:generator>
    <dc:date>2015-04-14T11:46:40.31</dc:date>
    <dc:creator>Peter Camilleri</dc:creator>
    <meta:printed-by>Peter Camilleri</meta:printed-by>
    <meta:print-date>2015-02-10T10:49:15.76</meta:print-date>
    <meta:document-statistic meta:table-count="102" meta:image-count="0" meta:object-count="0" meta:page-count="113" meta:paragraph-count="3608" meta:word-count="20112" meta:character-count="116163"/>
    <meta:template xlink:type="simple" xlink:actuate="onRequest" xlink:title="MyDefault" xlink:href="../../../../OpenOffice.org/3/user/template/MyDefault.ott" meta:date="2014-06-26T22:09:00.24"/>
  </office:meta>
</office:document-meta>
</file>